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6.964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6.937cm"/>
    </style:style>
    <style:style style:name="co7" style:family="table-column">
      <style:table-column-properties fo:break-before="auto" style:column-width="1.596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2.965cm"/>
    </style:style>
    <style:style style:name="co11" style:family="table-column">
      <style:table-column-properties fo:break-before="auto" style:column-width="2.517cm"/>
    </style:style>
    <style:style style:name="co12" style:family="table-column">
      <style:table-column-properties fo:break-before="auto" style:column-width="6.115cm"/>
    </style:style>
    <style:style style:name="co13" style:family="table-column">
      <style:table-column-properties fo:break-before="auto" style:column-width="4.8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563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8.48cm"/>
    </style:style>
    <style:style style:name="co18" style:family="table-column">
      <style:table-column-properties fo:break-before="auto" style:column-width="1.815cm"/>
    </style:style>
    <style:style style:name="co19" style:family="table-column">
      <style:table-column-properties fo:break-before="auto" style:column-width="2.614cm"/>
    </style:style>
    <style:style style:name="co20" style:family="table-column">
      <style:table-column-properties fo:break-before="auto" style:column-width="2.575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3.358cm"/>
    </style:style>
    <style:style style:name="co23" style:family="table-column">
      <style:table-column-properties fo:break-before="auto" style:column-width="3.268cm"/>
    </style:style>
    <style:style style:name="co24" style:family="table-column">
      <style:table-column-properties fo:break-before="auto" style:column-width="3.524cm"/>
    </style:style>
    <style:style style:name="co25" style:family="table-column">
      <style:table-column-properties fo:break-before="auto" style:column-width="2.852cm"/>
    </style:style>
    <style:style style:name="co26" style:family="table-column">
      <style:table-column-properties fo:break-before="auto" style:column-width="2.628cm"/>
    </style:style>
    <style:style style:name="co27" style:family="table-column">
      <style:table-column-properties fo:break-before="auto" style:column-width="2.909cm"/>
    </style:style>
    <style:style style:name="co28" style:family="table-column">
      <style:table-column-properties fo:break-before="auto" style:column-width="2.993cm"/>
    </style:style>
    <style:style style:name="co29" style:family="table-column">
      <style:table-column-properties fo:break-before="auto" style:column-width="2.995cm"/>
    </style:style>
    <style:style style:name="co30" style:family="table-column">
      <style:table-column-properties fo:break-before="auto" style:column-width="3.558cm"/>
    </style:style>
    <style:style style:name="co31" style:family="table-column">
      <style:table-column-properties fo:break-before="auto" style:column-width="2.6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ta1" style:family="table" style:master-page-name="PageStyle_5f_COST_20_ESTIMATE">
      <style:table-properties table:display="true" style:writing-mode="lr-tb"/>
    </style:style>
    <style:style style:name="ta2" style:family="table" style:master-page-name="PageStyle_5f_FEATURE_20_PRICES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Excel_20_Built-in_20_Bad" style:data-style-name="N0">
      <style:table-cell-properties fo:background-color="#3465a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Excel_20_Built-in_20_Neutral" style:data-style-name="N0">
      <style:table-cell-properties fo:background-color="#729fc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ackground-color="#3465a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Excel_20_Built-in_20_Good" style:data-style-name="N117">
      <style:table-cell-properties fo:background-color="#3faf4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17">
      <style:table-cell-properties fo:background-color="#3faf4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1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Excel_20_Built-in_20_Check_20_Cell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0">
      <style:table-cell-properties fo:border-bottom="0.74pt solid #000000" fo:background-color="#729fc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0">
      <style:table-cell-properties fo:border-bottom="0.06pt solid #000000" fo:background-color="#729fc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order-bottom="0.74pt solid #000000" fo:background-color="#729fc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0">
      <style:table-cell-properties fo:border-bottom="0.06pt solid #000000" fo:background-color="#729fc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149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32" style:family="table-cell" style:parent-style-name="Excel_20_Built-in_20_Check_20_Cell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5" style:family="table-cell" style:parent-style-name="Default" style:data-style-name="N117">
      <style:table-cell-properties fo:border-bottom="0.74pt solid #000000" fo:background-color="#729fc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 style:data-style-name="N117">
      <style:table-cell-properties fo:background-color="#3faf4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7" style:family="table-cell" style:parent-style-name="Default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 style:data-style-name="N117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117">
      <style:table-cell-properties fo:border-bottom="0.06pt solid #000000" fo:background-color="#729fcf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Default" style:data-style-name="N0">
      <style:table-cell-properties fo:background-color="#729fc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0">
      <style:table-cell-properties fo:background-color="#729fcf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0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7" style:family="table-cell" style:parent-style-name="Excel_20_Built-in_20_Good" style:data-style-name="N117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17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9" style:family="table-cell" style:parent-style-name="Default" style:data-style-name="N0">
      <style:table-cell-properties fo:background-color="#3faf46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Excel_20_Built-in_20_Good" style:data-style-name="N0">
      <style:table-cell-properties fo:border-bottom="0.74pt solid #000000" fo:background-color="#3465a4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52" style:family="table-cell" style:parent-style-name="Default" style:data-style-name="N0">
      <style:table-cell-properties fo:border-bottom="none" fo:background-color="#3465a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 style:data-style-name="N0">
      <style:table-cell-properties fo:border-bottom="0.74pt solid #000000" fo:background-color="#3465a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0">
      <style:table-cell-properties fo:border-bottom="0.74pt solid #000000" fo:background-color="#3465a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0">
      <style:table-cell-properties fo:border-bottom="none" fo:background-color="#3465a4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43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Excel_20_Built-in_20_Good" style:data-style-name="N0">
      <style:table-cell-properties fo:border-bottom="0.74pt solid #000000" fo:background-color="#3465a4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0">
      <style:table-cell-properties fo:border-bottom="none" fo:background-color="#3465a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 style:data-style-name="N0">
      <style:table-cell-properties fo:border-bottom="0.74pt solid #000000" fo:background-color="#3465a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0">
      <style:table-cell-properties fo:border-bottom="none" fo:background-color="#b4c7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 style:data-style-name="N0">
      <style:table-cell-properties fo:border-bottom="0.74pt solid #000000" fo:background-color="#3465a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8" style:family="table-cell" style:parent-style-name="Default" style:data-style-name="N0">
      <style:table-cell-properties fo:border-bottom="0.74pt solid #000000" fo:background-color="#b4c7d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 style:data-style-name="N0">
      <style:table-cell-properties fo:border-bottom="none" fo:background-color="#3465a4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0" style:family="table-cell" style:parent-style-name="Default" style:data-style-name="N11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0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 style:data-style-name="N0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 style:data-style-name="N0">
      <style:table-cell-properties fo:background-color="#3faf4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Excel_20_Built-in_20_Neutral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Excel_20_Built-in_20_Good" style:data-style-name="N117">
      <style:table-cell-properties fo:background-color="#77bc6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Excel_20_Built-in_20_Good" style:data-style-name="N0">
      <style:table-cell-properties fo:background-color="#77bc6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2" style:family="table-cell" style:parent-style-name="Default" style:data-style-name="N118">
      <style:table-cell-properties fo:background-color="#3465a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118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Excel_20_Built-in_20_Good" style:data-style-name="N117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5" style:family="table-cell" style:parent-style-name="Default" style:data-style-name="N117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Excel_20_Built-in_20_Good" style:data-style-name="N0">
      <style:table-cell-properties fo:border-bottom="0.74pt solid #000000" fo:background-color="#3465a4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6" style:family="table-cell" style:parent-style-name="Default" style:data-style-name="N117">
      <style:table-cell-properties fo:background-color="#3faf4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ST ESTIM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" table:number-columns-repeated="1636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Project Cost Estimation</text:p>
          </table:table-cell>
          <table:table-cell table:number-columns-repeated="3"/>
          <table:table-cell table:style-name="ce10" office:value-type="string" calcext:value-type="string">
            <text:p>Resource</text:p>
          </table:table-cell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S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S6</text:p>
          </table:table-cell>
          <table:table-cell table:style-name="ce10" office:value-type="string" calcext:value-type="string">
            <text:p>S7</text:p>
          </table:table-cell>
          <table:table-cell table:style-name="ce10" office:value-type="string" calcext:value-type="string">
            <text:p>€/h</text:p>
          </table:table-cell>
          <table:table-cell table:style-name="ce32" office:value-type="string" calcext:value-type="string">
            <text:p>Hours</text:p>
          </table:table-cell>
          <table:table-cell table:style-name="ce10" office:value-type="string" calcext:value-type="string">
            <text:p>TOTAL €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Work Category</text:p>
          </table:table-cell>
          <table:table-cell table:style-name="ce4" office:value-type="string" calcext:value-type="string">
            <text:p>Price €/h</text:p>
          </table:table-cell>
          <table:table-cell table:style-name="ce9"/>
          <table:table-cell table:number-columns-repeated="2"/>
          <table:table-cell table:style-name="ce14" office:value-type="string" calcext:value-type="string">
            <text:p>Team Leader/ Generalist</text:p>
          </table:table-cell>
          <table:table-cell table:number-columns-repeated="16377"/>
        </table:table-row>
        <table:table-row table:style-name="ro2">
          <table:table-cell/>
          <table:table-cell table:style-name="ce5" office:value-type="string" calcext:value-type="string">
            <text:p>Project management</text:p>
          </table:table-cell>
          <table:table-cell table:style-name="ce7" office:value-type="float" office:value="80" calcext:value-type="float">
            <text:p>80,00 €</text:p>
          </table:table-cell>
          <table:table-cell table:style-name="ce9"/>
          <table:table-cell/>
          <table:table-cell table:style-name="ce94" office:value-type="string" calcext:value-type="string" table:number-columns-spanned="1" table:number-rows-spanned="10">
            <text:p>Joni</text:p>
          </table:table-cell>
          <table:table-cell table:style-name="ce15" office:value-type="string" calcext:value-type="string">
            <text:p>Project managemen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3" table:style-name="ce15" office:value-type="float" office:value="15" calcext:value-type="float">
            <text:p>15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28" table:formula="of:=([.$C$5])" office:value-type="float" office:value="80" calcext:value-type="float">
            <text:p>80,00 €</text:p>
          </table:table-cell>
          <table:table-cell table:style-name="ce15" table:formula="of:=SUM([.H5:.O5])" office:value-type="float" office:value="86" calcext:value-type="float">
            <text:p>86</text:p>
          </table:table-cell>
          <table:table-cell table:style-name="ce33" table:formula="of:=([.Q5]*[.P5])" office:value-type="float" office:value="6880" calcext:value-type="float">
            <text:p>6 880,00 €</text:p>
          </table:table-cell>
          <table:table-cell/>
          <table:table-cell table:style-name="ce40" office:value-type="string" calcext:value-type="string">
            <text:p>Total Working Hours</text:p>
          </table:table-cell>
          <table:table-cell table:style-name="ce46" table:formula="of:=SUM([.Q14];[.Q26];[.Q38];[.Q50];[.Q62];[.Q74]) &amp; &quot; h&quot;" office:value-type="string" office:string-value="2235 h" calcext:value-type="string">
            <text:p>2235 h</text:p>
          </table:table-cell>
          <table:table-cell table:number-columns-repeated="16363"/>
        </table:table-row>
        <table:table-row table:style-name="ro2">
          <table:table-cell/>
          <table:table-cell table:style-name="ce5" office:value-type="string" calcext:value-type="string">
            <text:p>Server maintanance/administration</text:p>
          </table:table-cell>
          <table:table-cell table:style-name="ce7" office:value-type="float" office:value="60" calcext:value-type="float">
            <text:p>60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Server maintanance/administ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([.$C$6])" office:value-type="float" office:value="60" calcext:value-type="float">
            <text:p>60,00 €</text:p>
          </table:table-cell>
          <table:table-cell table:formula="of:=SUM([.H6:.O6])" office:value-type="float" office:value="9" calcext:value-type="float">
            <text:p>9</text:p>
          </table:table-cell>
          <table:table-cell table:style-name="ce34" table:formula="of:=([.Q6]*[.P6])" office:value-type="float" office:value="540" calcext:value-type="float">
            <text:p>540,00 €</text:p>
          </table:table-cell>
          <table:table-cell/>
          <table:table-cell table:style-name="ce41" office:value-type="string" calcext:value-type="string">
            <text:p>TOTAL WORK COST</text:p>
          </table:table-cell>
          <table:table-cell table:style-name="ce47" table:formula="of:=SUM([.R15];[.R27];[.R39];[.R51];[.R63];[.R75])" office:value-type="float" office:value="136210" calcext:value-type="float">
            <text:p>136 210,00 €</text:p>
          </table:table-cell>
          <table:table-cell table:number-columns-repeated="16363"/>
        </table:table-row>
        <table:table-row table:style-name="ro2">
          <table:table-cell/>
          <table:table-cell table:style-name="ce5" office:value-type="string" calcext:value-type="string">
            <text:p>Familiarization</text:p>
          </table:table-cell>
          <table:table-cell table:style-name="ce7" office:value-type="float" office:value="45" calcext:value-type="float">
            <text:p>45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Familiarization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9" table:formula="of:=([.$C$7])" office:value-type="float" office:value="45" calcext:value-type="float">
            <text:p>45,00 €</text:p>
          </table:table-cell>
          <table:table-cell table:formula="of:=SUM([.H7:.O7])" office:value-type="float" office:value="52" calcext:value-type="float">
            <text:p>52</text:p>
          </table:table-cell>
          <table:table-cell table:style-name="ce34" table:formula="of:=([.Q7]*[.P7])" office:value-type="float" office:value="2340" calcext:value-type="float">
            <text:p>2 340,00 €</text:p>
          </table:table-cell>
          <table:table-cell/>
          <table:table-cell table:style-name="ce42" office:value-type="string" calcext:value-type="string">
            <text:p>Work cost with Profit 15 %</text:p>
          </table:table-cell>
          <table:table-cell table:style-name="ce48" table:formula="of:=([.U6]*1.15)" office:value-type="float" office:value="156641.5" calcext:value-type="float">
            <text:p>156 641,50 €</text:p>
          </table:table-cell>
          <table:table-cell table:number-columns-repeated="16363"/>
        </table:table-row>
        <table:table-row table:style-name="ro2">
          <table:table-cell/>
          <table:table-cell table:style-name="ce5" office:value-type="string" calcext:value-type="string">
            <text:p>Planning/Design</text:p>
          </table:table-cell>
          <table:table-cell table:style-name="ce7" office:value-type="float" office:value="60" calcext:value-type="float">
            <text:p>60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Plann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([.$C$8])" office:value-type="float" office:value="60" calcext:value-type="float">
            <text:p>60,00 €</text:p>
          </table:table-cell>
          <table:table-cell table:formula="of:=SUM([.H8:.O8])" office:value-type="float" office:value="34" calcext:value-type="float">
            <text:p>34</text:p>
          </table:table-cell>
          <table:table-cell table:style-name="ce34" table:formula="of:=([.Q8]*[.P8])" office:value-type="float" office:value="2040" calcext:value-type="float">
            <text:p>2 040,00 €</text:p>
          </table:table-cell>
          <table:table-cell/>
          <table:table-cell table:style-name="ce43" office:value-type="string" calcext:value-type="string">
            <text:p>Work cost with profit &amp; VAT 25,5%</text:p>
          </table:table-cell>
          <table:table-cell table:style-name="ce48" table:formula="of:=[.U7]*1.255" office:value-type="float" office:value="196585.0825" calcext:value-type="float">
            <text:p>196 585,08 €</text:p>
          </table:table-cell>
          <table:table-cell table:number-columns-repeated="16363"/>
        </table:table-row>
        <table:table-row table:style-name="ro2">
          <table:table-cell/>
          <table:table-cell table:style-name="ce5" office:value-type="string" calcext:value-type="string">
            <text:p>Implementation</text:p>
          </table:table-cell>
          <table:table-cell table:style-name="ce7" office:value-type="float" office:value="70" calcext:value-type="float">
            <text:p>70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Implement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9" table:formula="of:=([.$C$9])" office:value-type="float" office:value="70" calcext:value-type="float">
            <text:p>70,00 €</text:p>
          </table:table-cell>
          <table:table-cell table:formula="of:=SUM([.H9:.O9])" office:value-type="float" office:value="28" calcext:value-type="float">
            <text:p>28</text:p>
          </table:table-cell>
          <table:table-cell table:style-name="ce34" table:formula="of:=([.Q9]*[.P9])" office:value-type="float" office:value="1960" calcext:value-type="float">
            <text:p>1 960,00 €</text:p>
          </table:table-cell>
          <table:table-cell table:number-columns-repeated="3"/>
          <table:table-cell table:style-name="ce50"/>
          <table:table-cell table:style-name="ce9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Documentation </text:p>
          </table:table-cell>
          <table:table-cell table:style-name="ce7" office:value-type="float" office:value="60" calcext:value-type="float">
            <text:p>60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table:formula="of:=([.$C$10])" office:value-type="float" office:value="60" calcext:value-type="float">
            <text:p>60,00 €</text:p>
          </table:table-cell>
          <table:table-cell table:formula="of:=SUM([.H10:.O10])" office:value-type="float" office:value="68" calcext:value-type="float">
            <text:p>68</text:p>
          </table:table-cell>
          <table:table-cell table:style-name="ce34" table:formula="of:=([.Q10]*[.P10])" office:value-type="float" office:value="4080" calcext:value-type="float">
            <text:p>4 080,00 €</text:p>
          </table:table-cell>
          <table:table-cell table:number-columns-repeated="2"/>
          <table:table-cell table:style-name="Default"/>
          <table:table-cell table:number-columns-repeated="16363"/>
        </table:table-row>
        <table:table-row table:style-name="ro2">
          <table:table-cell/>
          <table:table-cell table:style-name="ce5" office:value-type="string" calcext:value-type="string">
            <text:p>Testing</text:p>
          </table:table-cell>
          <table:table-cell table:style-name="ce7" office:value-type="float" office:value="70" calcext:value-type="float">
            <text:p>70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Testing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table:formula="of:=([.$C$11])" office:value-type="float" office:value="70" calcext:value-type="float">
            <text:p>70,00 €</text:p>
          </table:table-cell>
          <table:table-cell table:formula="of:=SUM([.H11:.O11])" office:value-type="float" office:value="0" calcext:value-type="float">
            <text:p>0</text:p>
          </table:table-cell>
          <table:table-cell table:style-name="ce34" table:formula="of:=([.Q11]*[.P11])" office:value-type="float" office:value="0" calcext:value-type="float">
            <text:p>0,00 €</text:p>
          </table:table-cell>
          <table:table-cell table:number-columns-repeated="16366"/>
        </table:table-row>
        <table:table-row table:style-name="ro2">
          <table:table-cell/>
          <table:table-cell table:style-name="ce5" office:value-type="string" calcext:value-type="string">
            <text:p>Meetings</text:p>
          </table:table-cell>
          <table:table-cell table:style-name="ce7" office:value-type="float" office:value="55" calcext:value-type="float">
            <text:p>55,00 €</text:p>
          </table:table-cell>
          <table:table-cell table:style-name="ce9"/>
          <table:table-cell/>
          <table:covered-table-cell table:style-name="ce94"/>
          <table:table-cell office:value-type="string" calcext:value-type="string">
            <text:p>Meeting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" table:formula="of:=([.$C$12])" office:value-type="float" office:value="55" calcext:value-type="float">
            <text:p>55,00 €</text:p>
          </table:table-cell>
          <table:table-cell table:formula="of:=SUM([.H12:.O12])" office:value-type="float" office:value="68" calcext:value-type="float">
            <text:p>68</text:p>
          </table:table-cell>
          <table:table-cell table:style-name="ce34" table:formula="of:=([.Q12]*[.P12])" office:value-type="float" office:value="3740" calcext:value-type="float">
            <text:p>3 740,00 €</text:p>
          </table:table-cell>
          <table:table-cell table:style-name="Default"/>
          <table:table-cell table:style-name="ce44" office:value-type="string" calcext:value-type="string">
            <text:p>Task</text:p>
          </table:table-cell>
          <table:table-cell table:style-name="ce44" office:value-type="string" calcext:value-type="string">
            <text:p>Total hours in category</text:p>
          </table:table-cell>
          <table:table-cell table:style-name="Default"/>
          <table:table-cell table:number-columns-repeated="16362"/>
        </table:table-row>
        <table:table-row table:style-name="ro1">
          <table:table-cell/>
          <table:table-cell table:style-name="ce5" office:value-type="string" calcext:value-type="string">
            <text:p>Other</text:p>
          </table:table-cell>
          <table:table-cell table:style-name="ce7" office:value-type="float" office:value="90" calcext:value-type="float">
            <text:p>90,00 €</text:p>
          </table:table-cell>
          <table:table-cell table:number-columns-repeated="2"/>
          <table:covered-table-cell table:style-name="ce94"/>
          <table:table-cell office:value-type="string" calcext:value-type="string">
            <text:p>Other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9" table:formula="of:=([.$C$13])" office:value-type="float" office:value="90" calcext:value-type="float">
            <text:p>90,00 €</text:p>
          </table:table-cell>
          <table:table-cell table:formula="of:=SUM([.H13:.O13])" office:value-type="float" office:value="8" calcext:value-type="float">
            <text:p>8</text:p>
          </table:table-cell>
          <table:table-cell table:style-name="ce34" table:formula="of:=([.Q13]*[.P13])" office:value-type="float" office:value="720" calcext:value-type="float">
            <text:p>720,00 €</text:p>
          </table:table-cell>
          <table:table-cell table:style-name="Default"/>
          <table:table-cell table:style-name="ce45" office:value-type="string" calcext:value-type="string">
            <text:p>Project management</text:p>
          </table:table-cell>
          <table:table-cell table:style-name="ce49" table:formula="of:=SUM([.Q5];[.Q17];[.Q29];[.Q41];[.Q53];[.Q65])" office:value-type="float" office:value="145" calcext:value-type="float">
            <text:p>145</text:p>
          </table:table-cell>
          <table:table-cell table:style-name="Default"/>
          <table:table-cell table:number-columns-repeated="16362"/>
        </table:table-row>
        <table:table-row table:style-name="ro1">
          <table:table-cell table:number-columns-repeated="5"/>
          <table:covered-table-cell table:style-name="ce94"/>
          <table:table-cell table:style-name="ce16" office:value-type="string" calcext:value-type="string">
            <text:p>TOTAL Hours</text:p>
          </table:table-cell>
          <table:table-cell table:style-name="ce22" table:formula="of:=SUM([.H5:.H13])" office:value-type="float" office:value="30" calcext:value-type="float">
            <text:p>30</text:p>
          </table:table-cell>
          <table:table-cell table:style-name="ce24" table:formula="of:=SUM([.I5:.I13])" office:value-type="float" office:value="45" calcext:value-type="float">
            <text:p>45</text:p>
          </table:table-cell>
          <table:table-cell table:style-name="ce24" table:formula="of:=SUM([.J5:.J13])" office:value-type="float" office:value="43" calcext:value-type="float">
            <text:p>43</text:p>
          </table:table-cell>
          <table:table-cell table:style-name="ce24" table:formula="of:=SUM([.K5:.K13])" office:value-type="float" office:value="52" calcext:value-type="float">
            <text:p>52</text:p>
          </table:table-cell>
          <table:table-cell table:style-name="ce24" table:formula="of:=SUM([.L5:.L13])" office:value-type="float" office:value="52" calcext:value-type="float">
            <text:p>52</text:p>
          </table:table-cell>
          <table:table-cell table:style-name="ce24" table:formula="of:=SUM([.M5:.M13])" office:value-type="float" office:value="50" calcext:value-type="float">
            <text:p>50</text:p>
          </table:table-cell>
          <table:table-cell table:style-name="ce24" table:formula="of:=SUM([.N5:.N13])" office:value-type="float" office:value="45" calcext:value-type="float">
            <text:p>45</text:p>
          </table:table-cell>
          <table:table-cell table:style-name="ce24" table:formula="of:=SUM([.O5:.O13])" office:value-type="float" office:value="36" calcext:value-type="float">
            <text:p>36</text:p>
          </table:table-cell>
          <table:table-cell table:style-name="ce24"/>
          <table:table-cell table:style-name="ce24" table:formula="of:=SUM([.H14:.O14])" office:value-type="float" office:value="353" calcext:value-type="float">
            <text:p>353</text:p>
          </table:table-cell>
          <table:table-cell table:style-name="ce35"/>
          <table:table-cell table:style-name="Default"/>
          <table:table-cell table:style-name="ce45" office:value-type="string" calcext:value-type="string">
            <text:p>Server maintanance/administration</text:p>
          </table:table-cell>
          <table:table-cell table:style-name="ce49" table:formula="of:=SUM([.Q6];[.Q18];[.Q30];[.Q42];[.Q54];[.Q66])" office:value-type="float" office:value="125" calcext:value-type="float">
            <text:p>125</text:p>
          </table:table-cell>
          <table:table-cell table:style-name="Default"/>
          <table:table-cell table:number-columns-repeated="16362"/>
        </table:table-row>
        <table:table-row table:style-name="ro2">
          <table:table-cell table:number-columns-repeated="5"/>
          <table:table-cell table:style-name="ce12"/>
          <table:table-cell table:number-columns-repeated="10"/>
          <table:table-cell office:value-type="string" calcext:value-type="string">
            <text:p>Total Cost:</text:p>
          </table:table-cell>
          <table:table-cell table:style-name="ce36" table:formula="of:=SUM([.R5:.R13])" office:value-type="float" office:value="22300" calcext:value-type="float">
            <text:p>22 300,00 €</text:p>
          </table:table-cell>
          <table:table-cell table:style-name="Default"/>
          <table:table-cell table:style-name="ce45" office:value-type="string" calcext:value-type="string">
            <text:p>Familiarization</text:p>
          </table:table-cell>
          <table:table-cell table:style-name="ce49" table:formula="of:=SUM([.Q7];[.Q19];[.Q31];[.Q43];[.Q55];[.Q67])" office:value-type="float" office:value="400" calcext:value-type="float">
            <text:p>400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 table:number-columns-repeated="6"/>
          <table:table-cell table:style-name="ce14" office:value-type="string" calcext:value-type="string">
            <text:p>Software Testing 1</text:p>
          </table:table-cell>
          <table:table-cell table:number-columns-repeated="11"/>
          <table:table-cell table:style-name="Default"/>
          <table:table-cell table:style-name="ce45" office:value-type="string" calcext:value-type="string">
            <text:p>Planning</text:p>
          </table:table-cell>
          <table:table-cell table:style-name="ce49" table:formula="of:=SUM([.Q8];[.Q20];[.Q32];[.Q44];[.Q56];[.Q68])" office:value-type="float" office:value="226" calcext:value-type="float">
            <text:p>226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 table:number-columns-repeated="5"/>
          <table:table-cell table:style-name="ce94" office:value-type="string" calcext:value-type="string" table:number-columns-spanned="1" table:number-rows-spanned="10">
            <text:p>Juha</text:p>
          </table:table-cell>
          <table:table-cell table:style-name="ce15" office:value-type="string" calcext:value-type="string">
            <text:p>Project management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style-name="ce28" table:formula="of:=([.$C$5])" office:value-type="float" office:value="80" calcext:value-type="float">
            <text:p>80,00 €</text:p>
          </table:table-cell>
          <table:table-cell table:style-name="ce15" table:formula="of:=SUM([.H17:.O17])" office:value-type="float" office:value="8" calcext:value-type="float">
            <text:p>8</text:p>
          </table:table-cell>
          <table:table-cell table:style-name="ce33" table:formula="of:=([.Q17]*[.P17])" office:value-type="float" office:value="640" calcext:value-type="float">
            <text:p>640,00 €</text:p>
          </table:table-cell>
          <table:table-cell table:style-name="Default"/>
          <table:table-cell table:style-name="ce45" office:value-type="string" calcext:value-type="string">
            <text:p>Implementation</text:p>
          </table:table-cell>
          <table:table-cell table:style-name="ce49" table:formula="of:=SUM([.Q9];[.Q21];[.Q33];[.Q45];[.Q57];[.Q69])" office:value-type="float" office:value="308" calcext:value-type="float">
            <text:p>308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/>
          <table:table-cell table:style-name="ce3" office:value-type="string" calcext:value-type="string">
            <text:p>Total cost per work category</text:p>
          </table:table-cell>
          <table:table-cell table:number-columns-repeated="3"/>
          <table:covered-table-cell table:style-name="ce94"/>
          <table:table-cell office:value-type="string" calcext:value-type="string">
            <text:p>Server maintanance/administr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9" table:formula="of:=([.$C$6])" office:value-type="float" office:value="60" calcext:value-type="float">
            <text:p>60,00 €</text:p>
          </table:table-cell>
          <table:table-cell table:formula="of:=SUM([.H18:.O18])" office:value-type="float" office:value="6" calcext:value-type="float">
            <text:p>6</text:p>
          </table:table-cell>
          <table:table-cell table:style-name="ce34" table:formula="of:=([.Q18]*[.P18])" office:value-type="float" office:value="360" calcext:value-type="float">
            <text:p>360,00 €</text:p>
          </table:table-cell>
          <table:table-cell table:style-name="Default"/>
          <table:table-cell table:style-name="ce45" office:value-type="string" calcext:value-type="string">
            <text:p>Documentation</text:p>
          </table:table-cell>
          <table:table-cell table:style-name="ce49" table:formula="of:=SUM([.Q10];[.Q22];[.Q34];[.Q46];[.Q58];[.Q70])" office:value-type="float" office:value="336" calcext:value-type="float">
            <text:p>336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 table:number-columns-repeated="5"/>
          <table:covered-table-cell table:style-name="ce94"/>
          <table:table-cell office:value-type="string" calcext:value-type="string">
            <text:p>Familiarizatio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9" table:formula="of:=([.$C$7])" office:value-type="float" office:value="45" calcext:value-type="float">
            <text:p>45,00 €</text:p>
          </table:table-cell>
          <table:table-cell table:formula="of:=SUM([.H19:.O19])" office:value-type="float" office:value="61" calcext:value-type="float">
            <text:p>61</text:p>
          </table:table-cell>
          <table:table-cell table:style-name="ce34" table:formula="of:=([.Q19]*[.P19])" office:value-type="float" office:value="2745" calcext:value-type="float">
            <text:p>2 745,00 €</text:p>
          </table:table-cell>
          <table:table-cell table:style-name="Default"/>
          <table:table-cell table:style-name="ce45" office:value-type="string" calcext:value-type="string">
            <text:p>Testing</text:p>
          </table:table-cell>
          <table:table-cell table:style-name="ce49" table:formula="of:=SUM([.Q11];[.Q23];[.Q35];[.Q47];[.Q59];[.Q71])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/>
          <table:table-cell table:style-name="ce6" office:value-type="string" calcext:value-type="string">
            <text:p>Work Category</text:p>
          </table:table-cell>
          <table:table-cell table:style-name="ce6" office:value-type="string" calcext:value-type="string">
            <text:p>Cost Estimate</text:p>
          </table:table-cell>
          <table:table-cell table:number-columns-repeated="2"/>
          <table:covered-table-cell table:style-name="ce94"/>
          <table:table-cell office:value-type="string" calcext:value-type="string">
            <text:p>Plann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([.$C$8])" office:value-type="float" office:value="60" calcext:value-type="float">
            <text:p>60,00 €</text:p>
          </table:table-cell>
          <table:table-cell table:formula="of:=SUM([.H20:.O20])" office:value-type="float" office:value="36" calcext:value-type="float">
            <text:p>36</text:p>
          </table:table-cell>
          <table:table-cell table:style-name="ce34" table:formula="of:=([.Q20]*[.P20])" office:value-type="float" office:value="2160" calcext:value-type="float">
            <text:p>2 160,00 €</text:p>
          </table:table-cell>
          <table:table-cell table:style-name="Default"/>
          <table:table-cell table:style-name="ce45" office:value-type="string" calcext:value-type="string">
            <text:p>Meetings</text:p>
          </table:table-cell>
          <table:table-cell table:style-name="ce49" table:formula="of:=SUM([.Q12];[.Q24];[.Q36];[.Q48];[.Q60];[.Q72])" office:value-type="float" office:value="408" calcext:value-type="float">
            <text:p>408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Project management</text:p>
          </table:table-cell>
          <table:table-cell table:style-name="ce8" table:formula="of:=SUM([.R5];[.R17];[.R29];[.R41];[.R53];[.R65])" office:value-type="float" office:value="11600" calcext:value-type="float">
            <text:p>11 600,00 €</text:p>
          </table:table-cell>
          <table:table-cell table:number-columns-repeated="2"/>
          <table:covered-table-cell table:style-name="ce94"/>
          <table:table-cell office:value-type="string" calcext:value-type="string">
            <text:p>Implement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table:formula="of:=([.$C$9])" office:value-type="float" office:value="70" calcext:value-type="float">
            <text:p>70,00 €</text:p>
          </table:table-cell>
          <table:table-cell table:formula="of:=SUM([.H21:.O21])" office:value-type="float" office:value="0" calcext:value-type="float">
            <text:p>0</text:p>
          </table:table-cell>
          <table:table-cell table:style-name="ce34" table:formula="of:=([.Q21]*[.P21])" office:value-type="float" office:value="0" calcext:value-type="float">
            <text:p>0,00 €</text:p>
          </table:table-cell>
          <table:table-cell table:style-name="Default"/>
          <table:table-cell table:style-name="ce45" office:value-type="string" calcext:value-type="string">
            <text:p>Other</text:p>
          </table:table-cell>
          <table:table-cell table:style-name="ce49" table:formula="of:=SUM([.Q13];[.Q25];[.Q37];[.Q49];[.Q61];[.Q73])" office:value-type="float" office:value="65" calcext:value-type="float">
            <text:p>65</text:p>
          </table:table-cell>
          <table:table-cell table:style-name="Default" table:number-columns-repeated="2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Server administration</text:p>
          </table:table-cell>
          <table:table-cell table:style-name="ce8" table:formula="of:=SUM([.R6];[.R18];[.R30];[.R42];[.R54];[.R66])" office:value-type="float" office:value="7500" calcext:value-type="float">
            <text:p>7 500,00 €</text:p>
          </table:table-cell>
          <table:table-cell table:number-columns-repeated="2"/>
          <table:covered-table-cell table:style-name="ce94"/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9" table:formula="of:=([.$C$10])" office:value-type="float" office:value="60" calcext:value-type="float">
            <text:p>60,00 €</text:p>
          </table:table-cell>
          <table:table-cell table:formula="of:=SUM([.H22:.O22])" office:value-type="float" office:value="65" calcext:value-type="float">
            <text:p>65</text:p>
          </table:table-cell>
          <table:table-cell table:style-name="ce34" table:formula="of:=([.Q22]*[.P22])" office:value-type="float" office:value="3900" calcext:value-type="float">
            <text:p>3 900,00 €</text:p>
          </table:table-cell>
          <table:table-cell/>
          <table:table-cell table:style-name="Default" table:number-columns-repeated="4"/>
          <table:table-cell table:number-columns-repeated="16361"/>
        </table:table-row>
        <table:table-row table:style-name="ro2">
          <table:table-cell/>
          <table:table-cell table:style-name="ce5" office:value-type="string" calcext:value-type="string">
            <text:p>Familiarization</text:p>
          </table:table-cell>
          <table:table-cell table:style-name="ce8" table:formula="of:=SUM([.R7];[.R19];[.R31];[.R43];[.R55];[.R67])" office:value-type="float" office:value="18000" calcext:value-type="float">
            <text:p>18 000,00 €</text:p>
          </table:table-cell>
          <table:table-cell table:number-columns-repeated="2"/>
          <table:covered-table-cell table:style-name="ce94"/>
          <table:table-cell office:value-type="string" calcext:value-type="string">
            <text:p>Test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9" table:formula="of:=([.$C$11])" office:value-type="float" office:value="70" calcext:value-type="float">
            <text:p>70,00 €</text:p>
          </table:table-cell>
          <table:table-cell table:formula="of:=SUM([.H23:.O23])" office:value-type="float" office:value="101" calcext:value-type="float">
            <text:p>101</text:p>
          </table:table-cell>
          <table:table-cell table:style-name="ce34" table:formula="of:=([.Q23]*[.P23])" office:value-type="float" office:value="7070" calcext:value-type="float">
            <text:p>7 070,00 €</text:p>
          </table:table-cell>
          <table:table-cell/>
          <table:table-cell table:style-name="Default" table:number-columns-repeated="4"/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Planning</text:p>
          </table:table-cell>
          <table:table-cell table:style-name="ce8" table:formula="of:=SUM([.R8];[.R20];[.R32];[.R44];[.R56];[.R68])" office:value-type="float" office:value="13560" calcext:value-type="float">
            <text:p>13 560,00 €</text:p>
          </table:table-cell>
          <table:table-cell table:number-columns-repeated="2"/>
          <table:covered-table-cell table:style-name="ce94"/>
          <table:table-cell office:value-type="string" calcext:value-type="string">
            <text:p>Meeting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" table:formula="of:=([.$C$12])" office:value-type="float" office:value="55" calcext:value-type="float">
            <text:p>55,00 €</text:p>
          </table:table-cell>
          <table:table-cell table:formula="of:=SUM([.H24:.O24])" office:value-type="float" office:value="68" calcext:value-type="float">
            <text:p>68</text:p>
          </table:table-cell>
          <table:table-cell table:style-name="ce34" table:formula="of:=([.Q24]*[.P24])" office:value-type="float" office:value="3740" calcext:value-type="float">
            <text:p>3 740,00 €</text:p>
          </table:table-cell>
          <table:table-cell/>
          <table:table-cell table:style-name="Default">
            <draw:frame draw:z-index="0" draw:name="Kaavio 1" draw:style-name="gr1" draw:text-style-name="P1" svg:width="15.403cm" svg:height="12.642cm" svg:x="0.016cm" svg:y="0.095cm">
              <draw:object draw:notify-on-update-of-ranges="'COST ESTIMATE'.T13:'COST ESTIMATE'.T21 'COST ESTIMATE'.U13:'COST ESTIMATE'.U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Implementation</text:p>
          </table:table-cell>
          <table:table-cell table:style-name="ce8" table:formula="of:=SUM([.R9];[.R21];[.R33];[.R45];[.R57];[.R69])" office:value-type="float" office:value="21560" calcext:value-type="float">
            <text:p>21 560,00 €</text:p>
          </table:table-cell>
          <table:table-cell table:number-columns-repeated="2"/>
          <table:covered-table-cell table:style-name="ce94"/>
          <table:table-cell office:value-type="string" calcext:value-type="string">
            <text:p>Other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9" table:formula="of:=([.$C$13])" office:value-type="float" office:value="90" calcext:value-type="float">
            <text:p>90,00 €</text:p>
          </table:table-cell>
          <table:table-cell table:formula="of:=SUM([.H25:.O25])" office:value-type="float" office:value="8" calcext:value-type="float">
            <text:p>8</text:p>
          </table:table-cell>
          <table:table-cell table:style-name="ce34" table:formula="of:=([.Q25]*[.P25])" office:value-type="float" office:value="720" calcext:value-type="float">
            <text:p>720,00 €</text:p>
          </table:table-cell>
          <table:table-cell/>
          <table:table-cell table:style-name="Default" table:number-columns-repeated="4"/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Documentation</text:p>
          </table:table-cell>
          <table:table-cell table:style-name="ce8" table:formula="of:=SUM([.R10];[.R22];[.R34];[.R46];[.R58];[.R70])" office:value-type="float" office:value="20160" calcext:value-type="float">
            <text:p>20 160,00 €</text:p>
          </table:table-cell>
          <table:table-cell table:number-columns-repeated="2"/>
          <table:covered-table-cell table:style-name="ce94"/>
          <table:table-cell table:style-name="ce16" office:value-type="string" calcext:value-type="string">
            <text:p>TOTAL Hours</text:p>
          </table:table-cell>
          <table:table-cell table:style-name="ce22" table:formula="of:=SUM([.H17:.H25])" office:value-type="float" office:value="28" calcext:value-type="float">
            <text:p>28</text:p>
          </table:table-cell>
          <table:table-cell table:style-name="ce24" table:formula="of:=SUM([.I17:.I25])" office:value-type="float" office:value="41" calcext:value-type="float">
            <text:p>41</text:p>
          </table:table-cell>
          <table:table-cell table:style-name="ce24" table:formula="of:=SUM([.J17:.J25])" office:value-type="float" office:value="41" calcext:value-type="float">
            <text:p>41</text:p>
          </table:table-cell>
          <table:table-cell table:style-name="ce24" table:formula="of:=SUM([.K17:.K25])" office:value-type="float" office:value="51" calcext:value-type="float">
            <text:p>51</text:p>
          </table:table-cell>
          <table:table-cell table:style-name="ce24" table:formula="of:=SUM([.L17:.L25])" office:value-type="float" office:value="49" calcext:value-type="float">
            <text:p>49</text:p>
          </table:table-cell>
          <table:table-cell table:style-name="ce24" table:formula="of:=SUM([.M17:.M25])" office:value-type="float" office:value="49" calcext:value-type="float">
            <text:p>49</text:p>
          </table:table-cell>
          <table:table-cell table:style-name="ce24" table:formula="of:=SUM([.N17:.N25])" office:value-type="float" office:value="62" calcext:value-type="float">
            <text:p>62</text:p>
          </table:table-cell>
          <table:table-cell table:style-name="ce24" table:formula="of:=SUM([.O17:.O25])" office:value-type="float" office:value="32" calcext:value-type="float">
            <text:p>32</text:p>
          </table:table-cell>
          <table:table-cell table:style-name="ce24"/>
          <table:table-cell table:style-name="ce24" table:formula="of:=SUM([.H26:.O26])" office:value-type="float" office:value="353" calcext:value-type="float">
            <text:p>353</text:p>
          </table:table-cell>
          <table:table-cell table:style-name="ce35"/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Testing</text:p>
          </table:table-cell>
          <table:table-cell table:style-name="ce8" table:formula="of:=SUM([.R11];[.R23];[.R35];[.R47];[.R59];[.R71])" office:value-type="float" office:value="15540" calcext:value-type="float">
            <text:p>15 540,00 €</text:p>
          </table:table-cell>
          <table:table-cell table:number-columns-repeated="2"/>
          <table:table-cell table:style-name="ce12"/>
          <table:table-cell table:number-columns-repeated="10"/>
          <table:table-cell office:value-type="string" calcext:value-type="string">
            <text:p>Total Cost:</text:p>
          </table:table-cell>
          <table:table-cell table:style-name="ce36" table:formula="of:=SUM([.R17:.R25])" office:value-type="float" office:value="21335" calcext:value-type="float">
            <text:p>21 335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Meetings</text:p>
          </table:table-cell>
          <table:table-cell table:style-name="ce8" table:formula="of:=SUM([.R12];[.R24];[.R36];[.R48];[.R60];[.R72])" office:value-type="float" office:value="22440" calcext:value-type="float">
            <text:p>22 440,00 €</text:p>
          </table:table-cell>
          <table:table-cell table:number-columns-repeated="3"/>
          <table:table-cell table:style-name="ce14" office:value-type="string" calcext:value-type="string">
            <text:p>Software Testing 2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/>
          <table:table-cell table:style-name="ce5" office:value-type="string" calcext:value-type="string">
            <text:p>Other</text:p>
          </table:table-cell>
          <table:table-cell table:style-name="ce8" table:formula="of:=SUM([.R13];[.R25];[.R37];[.R49];[.R61];[.R73])" office:value-type="float" office:value="5850" calcext:value-type="float">
            <text:p>5 850,00 €</text:p>
          </table:table-cell>
          <table:table-cell table:number-columns-repeated="2"/>
          <table:table-cell table:style-name="ce94" office:value-type="string" calcext:value-type="string" table:number-columns-spanned="1" table:number-rows-spanned="10">
            <text:p>Teemu</text:p>
          </table:table-cell>
          <table:table-cell table:style-name="ce15" office:value-type="string" calcext:value-type="string">
            <text:p>Project management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float" office:value="80" calcext:value-type="float">
            <text:p>80,00 €</text:p>
          </table:table-cell>
          <table:table-cell table:style-name="ce15" table:formula="of:=SUM([.H29:.O29])" office:value-type="float" office:value="18" calcext:value-type="float">
            <text:p>18</text:p>
          </table:table-cell>
          <table:table-cell table:style-name="ce33" table:formula="of:=([.Q29]*[.P29])" office:value-type="float" office:value="1440" calcext:value-type="float">
            <text:p>1 44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Server maintanance/administr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30:.O30])" office:value-type="float" office:value="0" calcext:value-type="float">
            <text:p>0</text:p>
          </table:table-cell>
          <table:table-cell table:style-name="ce34" table:formula="of:=([.Q30]*[.P30])" office:value-type="float" office:value="0" calcext:value-type="float">
            <text:p>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covered-table-cell table:style-name="ce94"/>
          <table:table-cell office:value-type="string" calcext:value-type="string">
            <text:p>Familiarization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9" office:value-type="float" office:value="45" calcext:value-type="float">
            <text:p>45,00 €</text:p>
          </table:table-cell>
          <table:table-cell table:formula="of:=SUM([.H31:.O31])" office:value-type="float" office:value="105" calcext:value-type="float">
            <text:p>105</text:p>
          </table:table-cell>
          <table:table-cell table:style-name="ce34" table:formula="of:=([.Q31]*[.P31])" office:value-type="float" office:value="4725" calcext:value-type="float">
            <text:p>4 725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Plann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32:.O32])" office:value-type="float" office:value="67" calcext:value-type="float">
            <text:p>67</text:p>
          </table:table-cell>
          <table:table-cell table:style-name="ce34" table:formula="of:=([.Q32]*[.P32])" office:value-type="float" office:value="4020" calcext:value-type="float">
            <text:p>4 02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Implement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70" calcext:value-type="float">
            <text:p>70,00 €</text:p>
          </table:table-cell>
          <table:table-cell table:formula="of:=SUM([.H33:.O33])" office:value-type="float" office:value="0" calcext:value-type="float">
            <text:p>0</text:p>
          </table:table-cell>
          <table:table-cell table:style-name="ce34" table:formula="of:=([.Q33]*[.P33])" office:value-type="float" office:value="0" calcext:value-type="float">
            <text:p>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Documen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34:.O34])" office:value-type="float" office:value="54" calcext:value-type="float">
            <text:p>54</text:p>
          </table:table-cell>
          <table:table-cell table:style-name="ce34" table:formula="of:=([.Q34]*[.P34])" office:value-type="float" office:value="3240" calcext:value-type="float">
            <text:p>3 24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Test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70" calcext:value-type="float">
            <text:p>70,00 €</text:p>
          </table:table-cell>
          <table:table-cell table:formula="of:=SUM([.H35:.O35])" office:value-type="float" office:value="101" calcext:value-type="float">
            <text:p>101</text:p>
          </table:table-cell>
          <table:table-cell table:style-name="ce34" table:formula="of:=([.Q35]*[.P35])" office:value-type="float" office:value="7070" calcext:value-type="float">
            <text:p>7 07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Meeting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5" calcext:value-type="float">
            <text:p>55,00 €</text:p>
          </table:table-cell>
          <table:table-cell table:formula="of:=SUM([.H36:.O36])" office:value-type="float" office:value="68" calcext:value-type="float">
            <text:p>68</text:p>
          </table:table-cell>
          <table:table-cell table:style-name="ce34" table:formula="of:=([.Q36]*[.P36])" office:value-type="float" office:value="3740" calcext:value-type="float">
            <text:p>3 740,00 €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6361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Other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9" office:value-type="float" office:value="90" calcext:value-type="float">
            <text:p>90,00 €</text:p>
          </table:table-cell>
          <table:table-cell table:formula="of:=SUM([.H37:.O37])" office:value-type="float" office:value="8" calcext:value-type="float">
            <text:p>8</text:p>
          </table:table-cell>
          <table:table-cell table:style-name="ce34" table:formula="of:=([.Q37]*[.P37])" office:value-type="float" office:value="720" calcext:value-type="float">
            <text:p>72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table:style-name="ce16" office:value-type="string" calcext:value-type="string">
            <text:p>TOTAL Hours</text:p>
          </table:table-cell>
          <table:table-cell table:style-name="ce22" table:formula="of:=SUM([.H29:.H37])" office:value-type="float" office:value="37" calcext:value-type="float">
            <text:p>37</text:p>
          </table:table-cell>
          <table:table-cell table:style-name="ce24" table:formula="of:=SUM([.I29:.I37])" office:value-type="float" office:value="60" calcext:value-type="float">
            <text:p>60</text:p>
          </table:table-cell>
          <table:table-cell table:style-name="ce24" table:formula="of:=SUM([.J29:.J37])" office:value-type="float" office:value="41" calcext:value-type="float">
            <text:p>41</text:p>
          </table:table-cell>
          <table:table-cell table:style-name="ce24" table:formula="of:=SUM([.K29:.K37])" office:value-type="float" office:value="63" calcext:value-type="float">
            <text:p>63</text:p>
          </table:table-cell>
          <table:table-cell table:style-name="ce24" table:formula="of:=SUM([.L29:.L37])" office:value-type="float" office:value="59" calcext:value-type="float">
            <text:p>59</text:p>
          </table:table-cell>
          <table:table-cell table:style-name="ce24" table:formula="of:=SUM([.M29:.M37])" office:value-type="float" office:value="59" calcext:value-type="float">
            <text:p>59</text:p>
          </table:table-cell>
          <table:table-cell table:style-name="ce24" table:formula="of:=SUM([.N29:.N37])" office:value-type="float" office:value="64" calcext:value-type="float">
            <text:p>64</text:p>
          </table:table-cell>
          <table:table-cell table:style-name="ce24" table:formula="of:=SUM([.O29:.O37])" office:value-type="float" office:value="38" calcext:value-type="float">
            <text:p>38</text:p>
          </table:table-cell>
          <table:table-cell table:style-name="ce24"/>
          <table:table-cell table:style-name="ce24" table:formula="of:=SUM([.H38:.O38])" office:value-type="float" office:value="421" calcext:value-type="float">
            <text:p>421</text:p>
          </table:table-cell>
          <table:table-cell table:style-name="ce35"/>
          <table:table-cell table:number-columns-repeated="16366"/>
        </table:table-row>
        <table:table-row table:style-name="ro1">
          <table:table-cell table:number-columns-repeated="5"/>
          <table:table-cell table:style-name="ce12"/>
          <table:table-cell table:number-columns-repeated="10"/>
          <table:table-cell office:value-type="string" calcext:value-type="string">
            <text:p>Total Cost:</text:p>
          </table:table-cell>
          <table:table-cell table:style-name="ce36" table:formula="of:=SUM([.R29:.R37])" office:value-type="float" office:value="24955" calcext:value-type="float">
            <text:p>24 955,00 €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style-name="ce14" office:value-type="string" calcext:value-type="string">
            <text:p>Security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96" office:value-type="string" calcext:value-type="string" table:number-columns-spanned="1" table:number-rows-spanned="10">
            <text:p>Jarmo</text:p>
          </table:table-cell>
          <table:table-cell table:style-name="ce17" office:value-type="string" calcext:value-type="string">
            <text:p>Project management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29" office:value-type="float" office:value="80" calcext:value-type="float">
            <text:p><text:s/>80,00 € </text:p>
          </table:table-cell>
          <table:table-cell table:style-name="ce17" table:formula="of:=SUM([.H41:.O41])" office:value-type="float" office:value="0" calcext:value-type="float">
            <text:p>0</text:p>
          </table:table-cell>
          <table:table-cell table:style-name="ce37" table:formula="of:=([.Q41]*[.P53])" office:value-type="float" office:value="0" calcext:value-type="float">
            <text:p>0,00 €</text:p>
          </table:table-cell>
          <table:table-cell table:style-name="ce18"/>
          <table:table-cell table:number-columns-repeated="16365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Server maintanance/administration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30" office:value-type="float" office:value="60" calcext:value-type="float">
            <text:p><text:s/>60,00 € </text:p>
          </table:table-cell>
          <table:table-cell table:style-name="ce18" table:formula="of:=SUM([.H42:.O42])" office:value-type="float" office:value="8" calcext:value-type="float">
            <text:p>8</text:p>
          </table:table-cell>
          <table:table-cell table:style-name="ce38" table:formula="of:=([.Q42]*[.P54])" office:value-type="float" office:value="480" calcext:value-type="float">
            <text:p>48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Familiarization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3" table:style-name="ce18" office:value-type="float" office:value="8" calcext:value-type="float">
            <text:p>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0" office:value-type="float" office:value="45" calcext:value-type="float">
            <text:p><text:s/>45,00 € </text:p>
          </table:table-cell>
          <table:table-cell table:style-name="ce18" table:formula="of:=SUM([.H43:.O43])" office:value-type="float" office:value="69" calcext:value-type="float">
            <text:p>69</text:p>
          </table:table-cell>
          <table:table-cell table:style-name="ce38" table:formula="of:=([.Q43]*[.P55])" office:value-type="float" office:value="3105" calcext:value-type="float">
            <text:p>3 105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Planning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30" office:value-type="float" office:value="60" calcext:value-type="float">
            <text:p><text:s/>60,00 € </text:p>
          </table:table-cell>
          <table:table-cell table:style-name="ce18" table:formula="of:=SUM([.H44:.O44])" office:value-type="float" office:value="30" calcext:value-type="float">
            <text:p>30</text:p>
          </table:table-cell>
          <table:table-cell table:style-name="ce38" table:formula="of:=([.Q44]*[.P56])" office:value-type="float" office:value="1800" calcext:value-type="float">
            <text:p>1 80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Implementation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3" table:style-name="ce18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30" office:value-type="float" office:value="70" calcext:value-type="float">
            <text:p><text:s/>70,00 € </text:p>
          </table:table-cell>
          <table:table-cell table:style-name="ce18" table:formula="of:=SUM([.H45:.O45])" office:value-type="float" office:value="80" calcext:value-type="float">
            <text:p>80</text:p>
          </table:table-cell>
          <table:table-cell table:style-name="ce38" table:formula="of:=([.Q45]*[.P57])" office:value-type="float" office:value="5600" calcext:value-type="float">
            <text:p>5 60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Documentation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4"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float" office:value="60" calcext:value-type="float">
            <text:p><text:s/>60,00 € </text:p>
          </table:table-cell>
          <table:table-cell table:style-name="ce18" table:formula="of:=SUM([.H46:.O46])" office:value-type="float" office:value="63" calcext:value-type="float">
            <text:p>63</text:p>
          </table:table-cell>
          <table:table-cell table:style-name="ce38" table:formula="of:=([.Q46]*[.P58])" office:value-type="float" office:value="3780" calcext:value-type="float">
            <text:p>3 78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Testing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30" office:value-type="float" office:value="70" calcext:value-type="float">
            <text:p><text:s/>70,00 € </text:p>
          </table:table-cell>
          <table:table-cell table:style-name="ce18" table:formula="of:=SUM([.H47:.O47])" office:value-type="float" office:value="0" calcext:value-type="float">
            <text:p>0</text:p>
          </table:table-cell>
          <table:table-cell table:style-name="ce38" table:formula="of:=([.Q47]*[.P59])" office:value-type="float" office:value="0" calcext:value-type="float">
            <text:p>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Meetings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4" table:style-name="ce18" office:value-type="float" office:value="10" calcext:value-type="float">
            <text:p>10</text:p>
          </table:table-cell>
          <table:table-cell table:style-name="ce18" office:value-type="float" office:value="5" calcext:value-type="float">
            <text:p>5</text:p>
          </table:table-cell>
          <table:table-cell table:style-name="ce30" office:value-type="float" office:value="55" calcext:value-type="float">
            <text:p><text:s/>55,00 € </text:p>
          </table:table-cell>
          <table:table-cell table:style-name="ce18" table:formula="of:=SUM([.H48:.O48])" office:value-type="float" office:value="68" calcext:value-type="float">
            <text:p>68</text:p>
          </table:table-cell>
          <table:table-cell table:style-name="ce38" table:formula="of:=([.Q48]*[.P60])" office:value-type="float" office:value="3740" calcext:value-type="float">
            <text:p>3 74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8" office:value-type="string" calcext:value-type="string">
            <text:p>Other</text:p>
          </table:table-cell>
          <table:table-cell table:number-columns-repeated="8" table:style-name="ce18" office:value-type="float" office:value="1" calcext:value-type="float">
            <text:p>1</text:p>
          </table:table-cell>
          <table:table-cell table:style-name="ce30" office:value-type="float" office:value="90" calcext:value-type="float">
            <text:p><text:s/>90,00 € </text:p>
          </table:table-cell>
          <table:table-cell table:style-name="ce18" table:formula="of:=SUM([.H49:.O49])" office:value-type="float" office:value="8" calcext:value-type="float">
            <text:p>8</text:p>
          </table:table-cell>
          <table:table-cell table:style-name="ce38" table:formula="of:=([.Q49]*[.P61])" office:value-type="float" office:value="720" calcext:value-type="float">
            <text:p>72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6"/>
          <table:table-cell table:style-name="ce19" office:value-type="string" calcext:value-type="string">
            <text:p>TOTAL Hours</text:p>
          </table:table-cell>
          <table:table-cell table:style-name="ce23" table:formula="of:=SUM([.H41:.H49])" office:value-type="float" office:value="35" calcext:value-type="float">
            <text:p>35</text:p>
          </table:table-cell>
          <table:table-cell table:style-name="ce25" table:formula="of:=SUM([.I41:.I49])" office:value-type="float" office:value="35" calcext:value-type="float">
            <text:p>35</text:p>
          </table:table-cell>
          <table:table-cell table:style-name="ce25" table:formula="of:=SUM([.J41:.J49])" office:value-type="float" office:value="38" calcext:value-type="float">
            <text:p>38</text:p>
          </table:table-cell>
          <table:table-cell table:style-name="ce25" table:formula="of:=SUM([.K41:.K49])" office:value-type="float" office:value="51" calcext:value-type="float">
            <text:p>51</text:p>
          </table:table-cell>
          <table:table-cell table:style-name="ce25" table:formula="of:=SUM([.L41:.L49])" office:value-type="float" office:value="51" calcext:value-type="float">
            <text:p>51</text:p>
          </table:table-cell>
          <table:table-cell table:style-name="ce25" table:formula="of:=SUM([.M41:.M49])" office:value-type="float" office:value="51" calcext:value-type="float">
            <text:p>51</text:p>
          </table:table-cell>
          <table:table-cell table:style-name="ce25" table:formula="of:=SUM([.N41:.N49])" office:value-type="float" office:value="35" calcext:value-type="float">
            <text:p>35</text:p>
          </table:table-cell>
          <table:table-cell table:style-name="ce25" table:formula="of:=SUM([.O41:.O49])" office:value-type="float" office:value="30" calcext:value-type="float">
            <text:p>30</text:p>
          </table:table-cell>
          <table:table-cell table:style-name="ce25"/>
          <table:table-cell table:style-name="ce25" table:formula="of:=SUM([.H50:.O50])" office:value-type="float" office:value="326" calcext:value-type="float">
            <text:p>326</text:p>
          </table:table-cell>
          <table:table-cell table:style-name="ce39"/>
          <table:table-cell table:number-columns-repeated="16366"/>
        </table:table-row>
        <table:table-row table:style-name="ro1">
          <table:table-cell table:number-columns-repeated="5"/>
          <table:table-cell table:style-name="ce12"/>
          <table:table-cell table:style-name="ce18" table:number-columns-repeated="10"/>
          <table:table-cell table:style-name="ce18" office:value-type="string" calcext:value-type="string">
            <text:p>Total Cost:</text:p>
          </table:table-cell>
          <table:table-cell table:style-name="ce36" table:formula="of:=SUM([.R41:.R49])" office:value-type="float" office:value="19225" calcext:value-type="float">
            <text:p>19 225,00 €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style-name="ce14" office:value-type="string" calcext:value-type="string">
            <text:p>Operations/Adminstrator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94" office:value-type="string" calcext:value-type="string" table:number-columns-spanned="1" table:number-rows-spanned="10">
            <text:p>Mikko</text:p>
          </table:table-cell>
          <table:table-cell table:style-name="ce15" office:value-type="string" calcext:value-type="string">
            <text:p>Project management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7" table:style-name="ce26" office:value-type="float" office:value="2" calcext:value-type="float">
            <text:p>2</text:p>
          </table:table-cell>
          <table:table-cell table:style-name="ce31" office:value-type="float" office:value="80" calcext:value-type="float">
            <text:p>80,00 €</text:p>
          </table:table-cell>
          <table:table-cell table:style-name="ce15" table:formula="of:=SUM([.H53:.O53])" office:value-type="float" office:value="14" calcext:value-type="float">
            <text:p>14</text:p>
          </table:table-cell>
          <table:table-cell table:style-name="ce33" table:formula="of:=([.Q53]*[.P53])" office:value-type="float" office:value="1120" calcext:value-type="float">
            <text:p>1 12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Server maintanance/administration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6" table:style-name="ce27" office:value-type="float" office:value="15" calcext:value-type="float">
            <text:p>15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54:.O54])" office:value-type="float" office:value="92" calcext:value-type="float">
            <text:p>92</text:p>
          </table:table-cell>
          <table:table-cell table:style-name="ce34" table:formula="of:=([.Q54]*[.P54])" office:value-type="float" office:value="5520" calcext:value-type="float">
            <text:p>5 52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Familiarization</text:p>
          </table:table-cell>
          <table:table-cell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number-columns-repeated="6" table:style-name="ce27" office:value-type="float" office:value="3" calcext:value-type="float">
            <text:p>3</text:p>
          </table:table-cell>
          <table:table-cell table:style-name="ce9" office:value-type="float" office:value="45" calcext:value-type="float">
            <text:p>45,00 €</text:p>
          </table:table-cell>
          <table:table-cell table:formula="of:=SUM([.H55:.O55])" office:value-type="float" office:value="45" calcext:value-type="float">
            <text:p>45</text:p>
          </table:table-cell>
          <table:table-cell table:style-name="ce34" table:formula="of:=([.Q55]*[.P55])" office:value-type="float" office:value="2025" calcext:value-type="float">
            <text:p>2 025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Planning</text:p>
          </table:table-cell>
          <table:table-cell office:value-type="float" office:value="2" calcext:value-type="float">
            <text:p>2</text:p>
          </table:table-cell>
          <table:table-cell table:number-columns-repeated="7" table:style-name="ce27" office:value-type="float" office:value="5" calcext:value-type="float">
            <text:p>5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56:.O56])" office:value-type="float" office:value="37" calcext:value-type="float">
            <text:p>37</text:p>
          </table:table-cell>
          <table:table-cell table:style-name="ce34" table:formula="of:=([.Q56]*[.P56])" office:value-type="float" office:value="2220" calcext:value-type="float">
            <text:p>2 22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Implementation</text:p>
          </table:table-cell>
          <table:table-cell office:value-type="float" office:value="22" calcext:value-type="float">
            <text:p>2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6" table:style-name="ce27" office:value-type="float" office:value="8" calcext:value-type="float">
            <text:p>8</text:p>
          </table:table-cell>
          <table:table-cell table:style-name="ce9" office:value-type="float" office:value="70" calcext:value-type="float">
            <text:p>70,00 €</text:p>
          </table:table-cell>
          <table:table-cell table:formula="of:=SUM([.H57:.O57])" office:value-type="float" office:value="90" calcext:value-type="float">
            <text:p>90</text:p>
          </table:table-cell>
          <table:table-cell table:style-name="ce34" table:formula="of:=([.Q57]*[.P57])" office:value-type="float" office:value="6300" calcext:value-type="float">
            <text:p>6 30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Documentation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6" table:style-name="ce27" office:value-type="float" office:value="4" calcext:value-type="float">
            <text:p>4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58:.O58])" office:value-type="float" office:value="28" calcext:value-type="float">
            <text:p>28</text:p>
          </table:table-cell>
          <table:table-cell table:style-name="ce34" table:formula="of:=([.Q58]*[.P58])" office:value-type="float" office:value="1680" calcext:value-type="float">
            <text:p>1 68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Testing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6" table:style-name="ce27" office:value-type="float" office:value="3" calcext:value-type="float">
            <text:p>3</text:p>
          </table:table-cell>
          <table:table-cell table:style-name="ce9" office:value-type="float" office:value="70" calcext:value-type="float">
            <text:p>70,00 €</text:p>
          </table:table-cell>
          <table:table-cell table:formula="of:=SUM([.H59:.O59])" office:value-type="float" office:value="20" calcext:value-type="float">
            <text:p>20</text:p>
          </table:table-cell>
          <table:table-cell table:style-name="ce34" table:formula="of:=([.Q59]*[.P59])" office:value-type="float" office:value="1400" calcext:value-type="float">
            <text:p>1 40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Meetings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number-columns-repeated="4" table:style-name="ce27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9" office:value-type="float" office:value="55" calcext:value-type="float">
            <text:p>55,00 €</text:p>
          </table:table-cell>
          <table:table-cell table:formula="of:=SUM([.H60:.O60])" office:value-type="float" office:value="68" calcext:value-type="float">
            <text:p>68</text:p>
          </table:table-cell>
          <table:table-cell table:style-name="ce34" table:formula="of:=([.Q60]*[.P60])" office:value-type="float" office:value="3740" calcext:value-type="float">
            <text:p>3 74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6" table:style-name="ce27" office:value-type="float" office:value="3" calcext:value-type="float">
            <text:p>3</text:p>
          </table:table-cell>
          <table:table-cell table:style-name="ce9" office:value-type="float" office:value="90" calcext:value-type="float">
            <text:p>90,00 €</text:p>
          </table:table-cell>
          <table:table-cell table:formula="of:=SUM([.H61:.O61])" office:value-type="float" office:value="22" calcext:value-type="float">
            <text:p>22</text:p>
          </table:table-cell>
          <table:table-cell table:style-name="ce34" table:formula="of:=([.Q61]*[.P61])" office:value-type="float" office:value="1980" calcext:value-type="float">
            <text:p>1 98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table:style-name="ce16" office:value-type="string" calcext:value-type="string">
            <text:p>TOTAL Hours</text:p>
          </table:table-cell>
          <table:table-cell table:style-name="ce22" table:formula="of:=SUM([.H53:.H61])" office:value-type="float" office:value="45" calcext:value-type="float">
            <text:p>45</text:p>
          </table:table-cell>
          <table:table-cell table:style-name="ce24" table:formula="of:=SUM([.I53:.I61])" office:value-type="float" office:value="60" calcext:value-type="float">
            <text:p>60</text:p>
          </table:table-cell>
          <table:table-cell table:style-name="ce24" table:formula="of:=SUM([.J53:.J61])" office:value-type="float" office:value="51" calcext:value-type="float">
            <text:p>51</text:p>
          </table:table-cell>
          <table:table-cell table:style-name="ce24" table:formula="of:=SUM([.K53:.K61])" office:value-type="float" office:value="53" calcext:value-type="float">
            <text:p>53</text:p>
          </table:table-cell>
          <table:table-cell table:style-name="ce24" table:formula="of:=SUM([.L53:.L61])" office:value-type="float" office:value="53" calcext:value-type="float">
            <text:p>53</text:p>
          </table:table-cell>
          <table:table-cell table:style-name="ce24" table:formula="of:=SUM([.M53:.M61])" office:value-type="float" office:value="53" calcext:value-type="float">
            <text:p>53</text:p>
          </table:table-cell>
          <table:table-cell table:style-name="ce24" table:formula="of:=SUM([.N53:.N61])" office:value-type="float" office:value="53" calcext:value-type="float">
            <text:p>53</text:p>
          </table:table-cell>
          <table:table-cell table:style-name="ce24" table:formula="of:=SUM([.O53:.O61])" office:value-type="float" office:value="48" calcext:value-type="float">
            <text:p>48</text:p>
          </table:table-cell>
          <table:table-cell table:style-name="ce24"/>
          <table:table-cell table:style-name="ce24" table:formula="of:=SUM([.H62:.O62])" office:value-type="float" office:value="416" calcext:value-type="float">
            <text:p>416</text:p>
          </table:table-cell>
          <table:table-cell table:style-name="ce35"/>
          <table:table-cell table:number-columns-repeated="16366"/>
        </table:table-row>
        <table:table-row table:style-name="ro1">
          <table:table-cell table:number-columns-repeated="5"/>
          <table:table-cell table:style-name="ce12"/>
          <table:table-cell table:number-columns-repeated="10"/>
          <table:table-cell office:value-type="string" calcext:value-type="string">
            <text:p>Total Cost:</text:p>
          </table:table-cell>
          <table:table-cell table:style-name="ce36" table:formula="of:=SUM([.R53:.R61])" office:value-type="float" office:value="25985" calcext:value-type="float">
            <text:p>25 985,00 €</text:p>
          </table:table-cell>
          <table:table-cell table:number-columns-repeated="16366"/>
        </table:table-row>
        <table:table-row table:style-name="ro1">
          <table:table-cell table:style-name="ce1"/>
          <table:table-cell table:number-columns-repeated="5"/>
          <table:table-cell table:style-name="ce14" office:value-type="string" calcext:value-type="string">
            <text:p>Developer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4"/>
          <table:table-cell table:style-name="ce94" office:value-type="string" calcext:value-type="string" table:number-columns-spanned="1" table:number-rows-spanned="10">
            <text:p>Tugba</text:p>
          </table:table-cell>
          <table:table-cell table:style-name="ce20" office:value-type="string" calcext:value-type="string">
            <text:p>Project managemen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80" calcext:value-type="float">
            <text:p>80,00 €</text:p>
          </table:table-cell>
          <table:table-cell table:style-name="ce20" table:formula="of:=SUM([.H65:.O65])" office:value-type="float" office:value="19" calcext:value-type="float">
            <text:p>19</text:p>
          </table:table-cell>
          <table:table-cell table:style-name="ce33" table:formula="of:=([.Q65]*[.P65])" office:value-type="float" office:value="1520" calcext:value-type="float">
            <text:p>1 520,00 €</text:p>
          </table:table-cell>
          <table:table-cell table:number-columns-repeated="16366"/>
        </table:table-row>
        <table:table-row table:style-name="ro1">
          <table:table-cell table:style-name="ce1"/>
          <table:table-cell table:number-columns-repeated="4"/>
          <table:covered-table-cell table:style-name="ce94"/>
          <table:table-cell office:value-type="string" calcext:value-type="string">
            <text:p>Server maintanance/administ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66:.O66])" office:value-type="float" office:value="10" calcext:value-type="float">
            <text:p>10</text:p>
          </table:table-cell>
          <table:table-cell table:style-name="ce34" table:formula="of:=([.Q66]*[.P66])" office:value-type="float" office:value="600" calcext:value-type="float">
            <text:p>600,00 €</text:p>
          </table:table-cell>
          <table:table-cell table:number-columns-repeated="16366"/>
        </table:table-row>
        <table:table-row table:style-name="ro1">
          <table:table-cell table:style-name="ce1"/>
          <table:table-cell table:number-columns-repeated="4"/>
          <table:covered-table-cell table:style-name="ce94"/>
          <table:table-cell office:value-type="string" calcext:value-type="string">
            <text:p>Familiarizatio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5" calcext:value-type="float">
            <text:p>45,00 €</text:p>
          </table:table-cell>
          <table:table-cell table:formula="of:=SUM([.H67:.O67])" office:value-type="float" office:value="68" calcext:value-type="float">
            <text:p>68</text:p>
          </table:table-cell>
          <table:table-cell table:style-name="ce34" table:formula="of:=([.Q67]*[.P67])" office:value-type="float" office:value="3060" calcext:value-type="float">
            <text:p>3 060,00 €</text:p>
          </table:table-cell>
          <table:table-cell table:number-columns-repeated="16366"/>
        </table:table-row>
        <table:table-row table:style-name="ro1">
          <table:table-cell table:style-name="ce1"/>
          <table:table-cell table:number-columns-repeated="4"/>
          <table:covered-table-cell table:style-name="ce94"/>
          <table:table-cell office:value-type="string" calcext:value-type="string">
            <text:p>Plann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68:.O68])" office:value-type="float" office:value="22" calcext:value-type="float">
            <text:p>22</text:p>
          </table:table-cell>
          <table:table-cell table:style-name="ce34" table:formula="of:=([.Q68]*[.P68])" office:value-type="float" office:value="1320" calcext:value-type="float">
            <text:p>1 32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Implement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70" calcext:value-type="float">
            <text:p>70,00 €</text:p>
          </table:table-cell>
          <table:table-cell table:formula="of:=SUM([.H69:.O69])" office:value-type="float" office:value="110" calcext:value-type="float">
            <text:p>110</text:p>
          </table:table-cell>
          <table:table-cell table:style-name="ce34" table:formula="of:=([.Q69]*[.P69])" office:value-type="float" office:value="7700" calcext:value-type="float">
            <text:p>7 70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float" office:value="60" calcext:value-type="float">
            <text:p>60,00 €</text:p>
          </table:table-cell>
          <table:table-cell table:formula="of:=SUM([.H70:.O70])" office:value-type="float" office:value="58" calcext:value-type="float">
            <text:p>58</text:p>
          </table:table-cell>
          <table:table-cell table:style-name="ce34" table:formula="of:=([.Q70]*[.P70])" office:value-type="float" office:value="3480" calcext:value-type="float">
            <text:p>3 48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Testing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" office:value-type="float" office:value="70" calcext:value-type="float">
            <text:p>70,00 €</text:p>
          </table:table-cell>
          <table:table-cell table:formula="of:=SUM([.H71:.O71])" office:value-type="float" office:value="0" calcext:value-type="float">
            <text:p>0</text:p>
          </table:table-cell>
          <table:table-cell table:style-name="ce34" table:formula="of:=([.Q71]*[.P71])" office:value-type="float" office:value="0" calcext:value-type="float">
            <text:p>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Meeting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5" calcext:value-type="float">
            <text:p>55,00 €</text:p>
          </table:table-cell>
          <table:table-cell table:formula="of:=SUM([.H72:.O72])" office:value-type="float" office:value="68" calcext:value-type="float">
            <text:p>68</text:p>
          </table:table-cell>
          <table:table-cell table:style-name="ce34" table:formula="of:=([.Q72]*[.P72])" office:value-type="float" office:value="3740" calcext:value-type="float">
            <text:p>3 74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office:value-type="string" calcext:value-type="string">
            <text:p>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90" calcext:value-type="float">
            <text:p>90,00 €</text:p>
          </table:table-cell>
          <table:table-cell table:formula="of:=SUM([.H73:.O73])" office:value-type="float" office:value="11" calcext:value-type="float">
            <text:p>11</text:p>
          </table:table-cell>
          <table:table-cell table:style-name="ce34" table:formula="of:=([.Q73]*[.P73])" office:value-type="float" office:value="990" calcext:value-type="float">
            <text:p>990,00 €</text:p>
          </table:table-cell>
          <table:table-cell table:number-columns-repeated="16366"/>
        </table:table-row>
        <table:table-row table:style-name="ro1">
          <table:table-cell table:number-columns-repeated="5"/>
          <table:covered-table-cell table:style-name="ce94"/>
          <table:table-cell table:style-name="ce21" office:value-type="string" calcext:value-type="string">
            <text:p>TOTAL Hours</text:p>
          </table:table-cell>
          <table:table-cell table:style-name="ce22" table:formula="of:=SUM([.H65:.H73])" office:value-type="float" office:value="28" calcext:value-type="float">
            <text:p>28</text:p>
          </table:table-cell>
          <table:table-cell table:style-name="ce24" table:formula="of:=SUM([.I65:.I73])" office:value-type="float" office:value="52" calcext:value-type="float">
            <text:p>52</text:p>
          </table:table-cell>
          <table:table-cell table:style-name="ce24" table:formula="of:=SUM([.J65:.J73])" office:value-type="float" office:value="46" calcext:value-type="float">
            <text:p>46</text:p>
          </table:table-cell>
          <table:table-cell table:style-name="ce24" table:formula="of:=SUM([.K65:.K73])" office:value-type="float" office:value="50" calcext:value-type="float">
            <text:p>50</text:p>
          </table:table-cell>
          <table:table-cell table:style-name="ce24" table:formula="of:=SUM([.L65:.L73])" office:value-type="float" office:value="48" calcext:value-type="float">
            <text:p>48</text:p>
          </table:table-cell>
          <table:table-cell table:style-name="ce24" table:formula="of:=SUM([.M65:.M73])" office:value-type="float" office:value="48" calcext:value-type="float">
            <text:p>48</text:p>
          </table:table-cell>
          <table:table-cell table:style-name="ce24" table:formula="of:=SUM([.N65:.N73])" office:value-type="float" office:value="56" calcext:value-type="float">
            <text:p>56</text:p>
          </table:table-cell>
          <table:table-cell table:style-name="ce24" table:formula="of:=SUM([.O65:.O73])" office:value-type="float" office:value="38" calcext:value-type="float">
            <text:p>38</text:p>
          </table:table-cell>
          <table:table-cell table:style-name="ce24"/>
          <table:table-cell table:style-name="ce24" table:formula="of:=SUM([.H74:.O74])" office:value-type="float" office:value="366" calcext:value-type="float">
            <text:p>366</text:p>
          </table:table-cell>
          <table:table-cell table:style-name="ce35"/>
          <table:table-cell table:number-columns-repeated="16366"/>
        </table:table-row>
        <table:table-row table:style-name="ro1">
          <table:table-cell table:number-columns-repeated="5"/>
          <table:table-cell table:style-name="ce12"/>
          <table:table-cell table:number-columns-repeated="10"/>
          <table:table-cell office:value-type="string" calcext:value-type="string">
            <text:p>Total Cost:</text:p>
          </table:table-cell>
          <table:table-cell table:style-name="ce36" table:formula="of:=SUM([.R65:.R73])" office:value-type="float" office:value="22410" calcext:value-type="float">
            <text:p>22 410,00 €</text:p>
          </table:table-cell>
          <table:table-cell table:number-columns-repeated="16366"/>
        </table:table-row>
        <table:table-row table:style-name="ro1" table:number-rows-repeated="5">
          <table:table-cell table:number-columns-repeated="16384"/>
        </table:table-row>
        <table:table-row table:style-name="ro3" table:number-rows-repeated="104849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EATURE PRICES" table:style-name="ta2">
        <office:forms form:automatic-focus="false" form:apply-design-mode="false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-group>
          <table:table-column-group>
            <table:table-column table:style-name="co20" table:default-cell-style-name="ce2"/>
            <table:table-column table:style-name="co21" table:default-cell-style-name="ce2"/>
            <table:table-column table:style-name="co22" table:default-cell-style-name="ce2"/>
            <table:table-column table:style-name="co23" table:default-cell-style-name="ce2"/>
            <table:table-column table:style-name="co24" table:default-cell-style-name="ce2"/>
            <table:table-column table:style-name="co25" table:default-cell-style-name="ce2"/>
          </table:table-column-group>
          <table:table-column table:style-name="co26" table:default-cell-style-name="ce2"/>
        </table:table-column-group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1" table:default-cell-style-name="Default"/>
        <table:table-column table:style-name="co31" table:default-cell-style-name="Default"/>
        <table:table-column table:style-name="co1" table:number-columns-repeated="16366" table:default-cell-style-name="Default"/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table:style-name="ce61" office:value-type="string" calcext:value-type="string">
            <text:p>FEATURE PRICING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34" office:value-type="string" calcext:value-type="string">
            <text:p>EPIC</text:p>
          </table:table-cell>
          <table:table-cell table:style-name="ce145" office:value-type="string" calcext:value-type="string">
            <text:p>Feature Description</text:p>
          </table:table-cell>
          <table:table-cell table:style-name="ce145" office:value-type="string" calcext:value-type="string">
            <text:p>In Plan</text:p>
          </table:table-cell>
          <table:table-cell table:style-name="ce145" office:value-type="string" calcext:value-type="string">
            <text:p>Priority*</text:p>
          </table:table-cell>
          <table:table-cell table:style-name="ce145" office:value-type="string" calcext:value-type="string">
            <text:p>Familiarization</text:p>
          </table:table-cell>
          <table:table-cell table:style-name="ce145" office:value-type="string" calcext:value-type="string">
            <text:p>Design</text:p>
          </table:table-cell>
          <table:table-cell table:style-name="ce145" office:value-type="string" calcext:value-type="string">
            <text:p>Implementation</text:p>
          </table:table-cell>
          <table:table-cell table:style-name="ce145" office:value-type="string" calcext:value-type="string">
            <text:p>Testing</text:p>
          </table:table-cell>
          <table:table-cell table:style-name="ce145" office:value-type="string" calcext:value-type="string">
            <text:p>Documentation</text:p>
          </table:table-cell>
          <table:table-cell table:style-name="ce145" office:value-type="string" calcext:value-type="string">
            <text:p>Deployment</text:p>
          </table:table-cell>
          <table:table-cell table:style-name="ce145" office:value-type="string" calcext:value-type="string">
            <text:p>Total Hours</text:p>
          </table:table-cell>
          <table:table-cell table:style-name="ce145" office:value-type="string" calcext:value-type="string">
            <text:p>Total Work Price</text:p>
          </table:table-cell>
          <table:table-cell table:style-name="ce145" office:value-type="string" calcext:value-type="string">
            <text:p>With 15 % Profit</text:p>
          </table:table-cell>
          <table:table-cell table:style-name="ce169" office:value-type="string" calcext:value-type="string">
            <text:p>+ With 25,5% VAT 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74" office:value-type="string" calcext:value-type="string">
            <text:p>Price per Hour:</text:p>
          </table:table-cell>
          <table:table-cell table:style-name="ce78" table:formula="of:=[$'COST ESTIMATE'.C7]" office:value-type="float" office:value="45" calcext:value-type="float">
            <text:p>45,00 €</text:p>
          </table:table-cell>
          <table:table-cell table:style-name="ce78" table:formula="of:=[$'COST ESTIMATE'.C8]" office:value-type="float" office:value="60" calcext:value-type="float">
            <text:p>60,00 €</text:p>
          </table:table-cell>
          <table:table-cell table:style-name="ce78" table:formula="of:=[$'COST ESTIMATE'.C9]" office:value-type="float" office:value="70" calcext:value-type="float">
            <text:p>70,00 €</text:p>
          </table:table-cell>
          <table:table-cell table:style-name="ce78" table:formula="of:=[$'COST ESTIMATE'.C11]" office:value-type="float" office:value="70" calcext:value-type="float">
            <text:p>70,00 €</text:p>
          </table:table-cell>
          <table:table-cell table:style-name="ce78" table:formula="of:=[$'COST ESTIMATE'.C10]" office:value-type="float" office:value="60" calcext:value-type="float">
            <text:p>60,00 €</text:p>
          </table:table-cell>
          <table:table-cell table:style-name="ce78" table:formula="of:=[$'COST ESTIMATE'.C6]" office:value-type="float" office:value="60" calcext:value-type="float">
            <text:p>60,00 €</text:p>
          </table:table-cell>
          <table:table-cell table:number-columns-repeated="16373"/>
        </table:table-row>
        <table:table-row-group>
          <table:table-row table:style-name="ro1">
            <table:table-cell/>
            <table:table-cell table:style-name="ce52" office:value-type="string" calcext:value-type="string">
              <text:p>EPIC02: Service deployment</text:p>
            </table:table-cell>
            <table:table-cell table:style-name="ce62" office:value-type="string" calcext:value-type="string">
              <text:p>FEA005: Automate build,test, and deployment processes</text:p>
            </table:table-cell>
            <table:table-cell table:style-name="ce80" office:value-type="string" calcext:value-type="string">
              <text:p>X</text:p>
            </table:table-cell>
            <table:table-cell table:style-name="ce75" office:value-type="string" calcext:value-type="string">
              <text:p>A</text:p>
            </table:table-cell>
            <table:table-cell table:number-columns-repeated="2" table:style-name="ce75" office:value-type="float" office:value="2" calcext:value-type="float">
              <text:p>2</text:p>
            </table:table-cell>
            <table:table-cell table:style-name="ce75" office:value-type="float" office:value="10" calcext:value-type="float">
              <text:p>10</text:p>
            </table:table-cell>
            <table:table-cell table:style-name="ce75" office:value-type="float" office:value="8" calcext:value-type="float">
              <text:p>8</text:p>
            </table:table-cell>
            <table:table-cell table:style-name="ce75" office:value-type="float" office:value="4" calcext:value-type="float">
              <text:p>4</text:p>
            </table:table-cell>
            <table:table-cell table:style-name="ce75" office:value-type="float" office:value="8" calcext:value-type="float">
              <text:p>8</text:p>
            </table:table-cell>
            <table:table-cell table:style-name="ce75" table:formula="of:=SUM([.F6:.K6])" office:value-type="float" office:value="34" calcext:value-type="float">
              <text:p>34</text:p>
            </table:table-cell>
            <table:table-cell table:style-name="ce82" table:formula="of:=SUM([.$F$5]*[.F6];[.$G$5]*[.G6];[.$H$5]*[.H6];[.$I$5]*[.I6];[.$J$5]*[.J6];[.$K$5]*[.K6])" office:value-type="float" office:value="2190" calcext:value-type="float">
              <text:p>2 190,00 €</text:p>
            </table:table-cell>
            <table:table-cell table:style-name="ce82" table:formula="of:=[.M6]*1.15" office:value-type="float" office:value="2518.5" calcext:value-type="float">
              <text:p>2 518,50 €</text:p>
            </table:table-cell>
            <table:table-cell table:style-name="ce82" table:formula="of:=[.N6]*1.255" office:value-type="float" office:value="3160.7175" calcext:value-type="float">
              <text:p>3 160,72 €</text:p>
            </table:table-cell>
            <table:table-cell table:style-name="Default"/>
            <table:table-cell table:number-columns-repeated="16368"/>
          </table:table-row>
          <table:table-row table:style-name="ro1">
            <table:table-cell/>
            <table:table-cell table:style-name="ce53"/>
            <table:table-cell table:style-name="ce63" office:value-type="string" calcext:value-type="string">
              <text:p>FEA004: Implement CI/CD pipelines for all services</text:p>
            </table:table-cell>
            <table:table-cell table:style-name="ce80" office:value-type="string" calcext:value-type="string">
              <text:p>X</text:p>
            </table:table-cell>
            <table:table-cell table:style-name="ce75" office:value-type="string" calcext:value-type="string">
              <text:p>B</text:p>
            </table:table-cell>
            <table:table-cell table:style-name="ce75" office:value-type="float" office:value="2" calcext:value-type="float">
              <text:p>2</text:p>
            </table:table-cell>
            <table:table-cell table:style-name="ce75" office:value-type="float" office:value="3" calcext:value-type="float">
              <text:p>3</text:p>
            </table:table-cell>
            <table:table-cell table:style-name="ce75" office:value-type="float" office:value="9" calcext:value-type="float">
              <text:p>9</text:p>
            </table:table-cell>
            <table:table-cell table:style-name="ce75" office:value-type="float" office:value="5" calcext:value-type="float">
              <text:p>5</text:p>
            </table:table-cell>
            <table:table-cell table:style-name="ce75" office:value-type="float" office:value="2" calcext:value-type="float">
              <text:p>2</text:p>
            </table:table-cell>
            <table:table-cell table:style-name="ce75" office:value-type="float" office:value="12" calcext:value-type="float">
              <text:p>12</text:p>
            </table:table-cell>
            <table:table-cell table:style-name="ce75" table:formula="of:=SUM([.F7:.K7])" office:value-type="float" office:value="33" calcext:value-type="float">
              <text:p>33</text:p>
            </table:table-cell>
            <table:table-cell table:style-name="ce82" table:formula="of:=SUM([.$F$5]*[.F7];[.$G$5]*[.G7];[.$H$5]*[.H7];[.$I$5]*[.I7];[.$J$5]*[.J7];[.$K$5]*[.K7])" office:value-type="float" office:value="2090" calcext:value-type="float">
              <text:p>2 090,00 €</text:p>
            </table:table-cell>
            <table:table-cell table:style-name="ce82" table:formula="of:=[.M7]*1.15" office:value-type="float" office:value="2403.5" calcext:value-type="float">
              <text:p>2 403,50 €</text:p>
            </table:table-cell>
            <table:table-cell table:style-name="ce82" table:formula="of:=[.N7]*1.255" office:value-type="float" office:value="3016.3925" calcext:value-type="float">
              <text:p>3 016,39 €</text:p>
            </table:table-cell>
            <table:table-cell table:style-name="Default"/>
            <table:table-cell table:number-columns-repeated="16368"/>
          </table:table-row>
          <table:table-row table:style-name="ro1">
            <table:table-cell/>
            <table:table-cell table:style-name="ce54" office:value-type="string" calcext:value-type="string">
              <text:p>EPIC03: Prestashop as service</text:p>
            </table:table-cell>
            <table:table-cell table:style-name="ce64" office:value-type="string" calcext:value-type="string">
              <text:p>FEA006 Provide managed hosting for PrestaShop instances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A</text:p>
            </table:table-cell>
            <table:table-cell table:number-columns-repeated="2" table:style-name="ce76" office:value-type="float" office:value="6" calcext:value-type="float">
              <text:p>6</text:p>
            </table:table-cell>
            <table:table-cell table:style-name="ce76" office:value-type="float" office:value="14" calcext:value-type="float">
              <text:p>14</text:p>
            </table:table-cell>
            <table:table-cell table:style-name="ce76" office:value-type="float" office:value="4" calcext:value-type="float">
              <text:p>4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table:formula="of:=SUM([.F8:.K8])" office:value-type="float" office:value="38" calcext:value-type="float">
              <text:p>38</text:p>
            </table:table-cell>
            <table:table-cell table:style-name="ce83" table:formula="of:=SUM([.$F$5]*[.F8];[.$G$5]*[.G8];[.$H$5]*[.H8];[.$I$5]*[.I8];[.$J$5]*[.J8];[.$K$5]*[.K8])" office:value-type="float" office:value="2370" calcext:value-type="float">
              <text:p>2 370,00 €</text:p>
            </table:table-cell>
            <table:table-cell table:style-name="ce83" table:formula="of:=[.M8]*1.15" office:value-type="float" office:value="2725.5" calcext:value-type="float">
              <text:p>2 725,50 €</text:p>
            </table:table-cell>
            <table:table-cell table:style-name="ce83" table:formula="of:=[.N8]*1.255" office:value-type="float" office:value="3420.5025" calcext:value-type="float">
              <text:p>3 420,50 €</text:p>
            </table:table-cell>
            <table:table-cell table:style-name="Default"/>
            <table:table-cell table:number-columns-repeated="16368"/>
          </table:table-row>
          <table:table-row table:style-name="ro1">
            <table:table-cell/>
            <table:table-cell table:style-name="ce55"/>
            <table:table-cell table:style-name="ce65" office:value-type="string" calcext:value-type="string">
              <text:p>FEA007 Dockerized Service Production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A</text:p>
            </table:table-cell>
            <table:table-cell table:style-name="ce76" office:value-type="float" office:value="4" calcext:value-type="float">
              <text:p>4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8" calcext:value-type="float">
              <text:p>8</text:p>
            </table:table-cell>
            <table:table-cell table:style-name="ce76" office:value-type="float" office:value="5" calcext:value-type="float">
              <text:p>5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12" calcext:value-type="float">
              <text:p>12</text:p>
            </table:table-cell>
            <table:table-cell table:style-name="ce76" table:formula="of:=SUM([.F9:.K9])" office:value-type="float" office:value="33" calcext:value-type="float">
              <text:p>33</text:p>
            </table:table-cell>
            <table:table-cell table:style-name="ce83" table:formula="of:=SUM([.$F$5]*[.F9];[.$G$5]*[.G9];[.$H$5]*[.H9];[.$I$5]*[.I9];[.$J$5]*[.J9];[.$K$5]*[.K9])" office:value-type="float" office:value="2050" calcext:value-type="float">
              <text:p>2 050,00 €</text:p>
            </table:table-cell>
            <table:table-cell table:style-name="ce83" table:formula="of:=[.M9]*1.15" office:value-type="float" office:value="2357.5" calcext:value-type="float">
              <text:p>2 357,50 €</text:p>
            </table:table-cell>
            <table:table-cell table:style-name="ce83" table:formula="of:=[.N9]*1.255" office:value-type="float" office:value="2958.6625" calcext:value-type="float">
              <text:p>2 958,66 €</text:p>
            </table:table-cell>
            <table:table-cell table:style-name="Default"/>
            <table:table-cell table:number-columns-repeated="16368"/>
          </table:table-row>
          <table:table-row table:style-name="ro1">
            <table:table-cell/>
            <table:table-cell table:style-name="ce55"/>
            <table:table-cell table:style-name="ce65" office:value-type="string" calcext:value-type="string">
              <text:p>FEA008 Secure Service Access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A</text:p>
            </table:table-cell>
            <table:table-cell table:style-name="ce76" office:value-type="float" office:value="4" calcext:value-type="float">
              <text:p>4</text:p>
            </table:table-cell>
            <table:table-cell table:style-name="ce76" office:value-type="float" office:value="3" calcext:value-type="float">
              <text:p>3</text:p>
            </table:table-cell>
            <table:table-cell table:style-name="ce76" office:value-type="float" office:value="10" calcext:value-type="float">
              <text:p>10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4" calcext:value-type="float">
              <text:p>4</text:p>
            </table:table-cell>
            <table:table-cell table:style-name="ce76" table:formula="of:=SUM([.F10:.K10])" office:value-type="float" office:value="29" calcext:value-type="float">
              <text:p>29</text:p>
            </table:table-cell>
            <table:table-cell table:style-name="ce83" table:formula="of:=SUM([.$F$5]*[.F10];[.$G$5]*[.G10];[.$H$5]*[.H10];[.$I$5]*[.I10];[.$J$5]*[.J10];[.$K$5]*[.K10])" office:value-type="float" office:value="1840" calcext:value-type="float">
              <text:p>1 840,00 €</text:p>
            </table:table-cell>
            <table:table-cell table:style-name="ce83" table:formula="of:=[.M10]*1.15" office:value-type="float" office:value="2116" calcext:value-type="float">
              <text:p>2 116,00 €</text:p>
            </table:table-cell>
            <table:table-cell table:style-name="ce83" table:formula="of:=[.N10]*1.255" office:value-type="float" office:value="2655.58" calcext:value-type="float">
              <text:p>2 655,58 €</text:p>
            </table:table-cell>
            <table:table-cell table:number-columns-repeated="16369"/>
          </table:table-row>
          <table:table-row table:style-name="ro1">
            <table:table-cell/>
            <table:table-cell table:style-name="ce55"/>
            <table:table-cell table:style-name="ce65" office:value-type="string" calcext:value-type="string">
              <text:p>FEA078 Server management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A</text:p>
            </table:table-cell>
            <table:table-cell table:style-name="ce76" office:value-type="float" office:value="16" calcext:value-type="float">
              <text:p>16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10" calcext:value-type="float">
              <text:p>10</text:p>
            </table:table-cell>
            <table:table-cell table:number-columns-repeated="2" table:style-name="ce76" office:value-type="float" office:value="4" calcext:value-type="float">
              <text:p>4</text:p>
            </table:table-cell>
            <table:table-cell table:style-name="ce76" office:value-type="float" office:value="20" calcext:value-type="float">
              <text:p>20</text:p>
            </table:table-cell>
            <table:table-cell table:style-name="ce76" table:formula="of:=SUM([.F11:.K11])" office:value-type="float" office:value="56" calcext:value-type="float">
              <text:p>56</text:p>
            </table:table-cell>
            <table:table-cell table:style-name="ce83" table:formula="of:=SUM([.$F$5]*[.F11];[.$G$5]*[.G11];[.$H$5]*[.H11];[.$I$5]*[.I11];[.$J$5]*[.J11];[.$K$5]*[.K11])" office:value-type="float" office:value="3260" calcext:value-type="float">
              <text:p>3 260,00 €</text:p>
            </table:table-cell>
            <table:table-cell table:style-name="ce83" table:formula="of:=[.M11]*1.15" office:value-type="float" office:value="3749" calcext:value-type="float">
              <text:p>3 749,00 €</text:p>
            </table:table-cell>
            <table:table-cell table:style-name="ce83" table:formula="of:=[.N11]*1.255" office:value-type="float" office:value="4704.995" calcext:value-type="float">
              <text:p>4 704,99 €</text:p>
            </table:table-cell>
            <table:table-cell table:number-columns-repeated="16369"/>
          </table:table-row>
          <table:table-row table:style-name="ro1">
            <table:table-cell/>
            <table:table-cell table:style-name="ce56"/>
            <table:table-cell table:style-name="ce66" office:value-type="string" calcext:value-type="string">
              <text:p>FEA009 Provide API access for developers to integrate with other services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B</text:p>
            </table:table-cell>
            <table:table-cell table:style-name="ce76" office:value-type="float" office:value="10" calcext:value-type="float">
              <text:p>10</text:p>
            </table:table-cell>
            <table:table-cell table:style-name="ce76" office:value-type="float" office:value="3" calcext:value-type="float">
              <text:p>3</text:p>
            </table:table-cell>
            <table:table-cell table:style-name="ce76" office:value-type="float" office:value="14" calcext:value-type="float">
              <text:p>14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office:value-type="float" office:value="4" calcext:value-type="float">
              <text:p>4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table:formula="of:=SUM([.F12:.K12])" office:value-type="float" office:value="43" calcext:value-type="float">
              <text:p>43</text:p>
            </table:table-cell>
            <table:table-cell table:style-name="ce83" table:formula="of:=SUM([.$F$5]*[.F12];[.$G$5]*[.G12];[.$H$5]*[.H12];[.$I$5]*[.I12];[.$J$5]*[.J12];[.$K$5]*[.K12])" office:value-type="float" office:value="2630" calcext:value-type="float">
              <text:p>2 630,00 €</text:p>
            </table:table-cell>
            <table:table-cell table:style-name="ce83" table:formula="of:=[.M12]*1.15" office:value-type="float" office:value="3024.5" calcext:value-type="float">
              <text:p>3 024,50 €</text:p>
            </table:table-cell>
            <table:table-cell table:style-name="ce83" table:formula="of:=[.N12]*1.255" office:value-type="float" office:value="3795.7475" calcext:value-type="float">
              <text:p>3 795,75 €</text:p>
            </table:table-cell>
            <table:table-cell table:number-columns-repeated="16369"/>
          </table:table-row>
          <table:table-row table:style-name="ro1">
            <table:table-cell/>
            <table:table-cell table:style-name="ce57" office:value-type="string" calcext:value-type="string">
              <text:p>EPIC04: Log management</text:p>
            </table:table-cell>
            <table:table-cell table:style-name="ce67" office:value-type="string" calcext:value-type="string">
              <text:p>FEA010 Provide real-time log monitoring and analysis capabilities</text:p>
            </table:table-cell>
            <table:table-cell table:style-name="ce80" office:value-type="string" calcext:value-type="string">
              <text:p>X</text:p>
            </table:table-cell>
            <table:table-cell table:style-name="ce75" office:value-type="string" calcext:value-type="string">
              <text:p>A</text:p>
            </table:table-cell>
            <table:table-cell table:style-name="ce75" office:value-type="float" office:value="6" calcext:value-type="float">
              <text:p>6</text:p>
            </table:table-cell>
            <table:table-cell table:style-name="ce75" office:value-type="float" office:value="3" calcext:value-type="float">
              <text:p>3</text:p>
            </table:table-cell>
            <table:table-cell table:style-name="ce75" office:value-type="float" office:value="12" calcext:value-type="float">
              <text:p>12</text:p>
            </table:table-cell>
            <table:table-cell table:style-name="ce75" office:value-type="float" office:value="6" calcext:value-type="float">
              <text:p>6</text:p>
            </table:table-cell>
            <table:table-cell table:style-name="ce75" office:value-type="float" office:value="2" calcext:value-type="float">
              <text:p>2</text:p>
            </table:table-cell>
            <table:table-cell table:style-name="ce75" office:value-type="float" office:value="6" calcext:value-type="float">
              <text:p>6</text:p>
            </table:table-cell>
            <table:table-cell table:style-name="ce75" table:formula="of:=SUM([.F13:.K13])" office:value-type="float" office:value="35" calcext:value-type="float">
              <text:p>35</text:p>
            </table:table-cell>
            <table:table-cell table:style-name="ce82" table:formula="of:=SUM([.$F$5]*[.F13];[.$G$5]*[.G13];[.$H$5]*[.H13];[.$I$5]*[.I13];[.$J$5]*[.J13];[.$K$5]*[.K13])" office:value-type="float" office:value="2190" calcext:value-type="float">
              <text:p>2 190,00 €</text:p>
            </table:table-cell>
            <table:table-cell table:style-name="ce82" table:formula="of:=[.M13]*1.15" office:value-type="float" office:value="2518.5" calcext:value-type="float">
              <text:p>2 518,50 €</text:p>
            </table:table-cell>
            <table:table-cell table:style-name="ce82" table:formula="of:=[.N13]*1.255" office:value-type="float" office:value="3160.7175" calcext:value-type="float">
              <text:p>3 160,72 €</text:p>
            </table:table-cell>
            <table:table-cell table:number-columns-repeated="16369"/>
          </table:table-row>
          <table:table-row table:style-name="ro1">
            <table:table-cell/>
            <table:table-cell table:style-name="ce54" office:value-type="string" calcext:value-type="string">
              <text:p>EPIC05: Security Enhancements</text:p>
            </table:table-cell>
            <table:table-cell table:style-name="ce64" office:value-type="string" calcext:value-type="string">
              <text:p>FEA017 Implement security contexts (e.g., run as non-root user) to enhance container security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A</text:p>
            </table:table-cell>
            <table:table-cell table:style-name="ce76" office:value-type="float" office:value="8" calcext:value-type="float">
              <text:p>8</text:p>
            </table:table-cell>
            <table:table-cell table:style-name="ce76" office:value-type="float" office:value="2" calcext:value-type="float">
              <text:p>2</text:p>
            </table:table-cell>
            <table:table-cell table:number-columns-repeated="2" table:style-name="ce76" office:value-type="float" office:value="8" calcext:value-type="float">
              <text:p>8</text:p>
            </table:table-cell>
            <table:table-cell table:number-columns-repeated="2" table:style-name="ce76" office:value-type="float" office:value="4" calcext:value-type="float">
              <text:p>4</text:p>
            </table:table-cell>
            <table:table-cell table:style-name="ce76" table:formula="of:=SUM([.F14:.K14])" office:value-type="float" office:value="34" calcext:value-type="float">
              <text:p>34</text:p>
            </table:table-cell>
            <table:table-cell table:style-name="ce83" table:formula="of:=SUM([.$F$5]*[.F14];[.$G$5]*[.G14];[.$H$5]*[.H14];[.$I$5]*[.I14];[.$J$5]*[.J14];[.$K$5]*[.K14])" office:value-type="float" office:value="2080" calcext:value-type="float">
              <text:p>2 080,00 €</text:p>
            </table:table-cell>
            <table:table-cell table:style-name="ce83" table:formula="of:=[.M14]*1.15" office:value-type="float" office:value="2392" calcext:value-type="float">
              <text:p>2 392,00 €</text:p>
            </table:table-cell>
            <table:table-cell table:style-name="ce83" table:formula="of:=[.N14]*1.255" office:value-type="float" office:value="3001.96" calcext:value-type="float">
              <text:p>3 001,96 €</text:p>
            </table:table-cell>
            <table:table-cell table:number-columns-repeated="16369"/>
          </table:table-row>
          <table:table-row table:style-name="ro1">
            <table:table-cell/>
            <table:table-cell table:style-name="ce55"/>
            <table:table-cell table:style-name="ce65" office:value-type="string" calcext:value-type="string">
              <text:p>FEA015 Implement PrestaScan Security to scan PrestaShop website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B</text:p>
            </table:table-cell>
            <table:table-cell table:style-name="ce76" office:value-type="float" office:value="10" calcext:value-type="float">
              <text:p>10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12" calcext:value-type="float">
              <text:p>12</text:p>
            </table:table-cell>
            <table:table-cell table:style-name="ce76" office:value-type="float" office:value="14" calcext:value-type="float">
              <text:p>14</text:p>
            </table:table-cell>
            <table:table-cell table:style-name="ce76" office:value-type="float" office:value="4" calcext:value-type="float">
              <text:p>4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table:formula="of:=SUM([.F15:.K15])" office:value-type="float" office:value="44" calcext:value-type="float">
              <text:p>44</text:p>
            </table:table-cell>
            <table:table-cell table:style-name="ce83" table:formula="of:=SUM([.$F$5]*[.F15];[.$G$5]*[.G15];[.$H$5]*[.H15];[.$I$5]*[.I15];[.$J$5]*[.J15];[.$K$5]*[.K15])" office:value-type="float" office:value="2750" calcext:value-type="float">
              <text:p>2 750,00 €</text:p>
            </table:table-cell>
            <table:table-cell table:style-name="ce83" table:formula="of:=[.M15]*1.15" office:value-type="float" office:value="3162.5" calcext:value-type="float">
              <text:p>3 162,50 €</text:p>
            </table:table-cell>
            <table:table-cell table:style-name="ce83" table:formula="of:=[.N15]*1.255" office:value-type="float" office:value="3968.9375" calcext:value-type="float">
              <text:p>3 968,94 €</text:p>
            </table:table-cell>
            <table:table-cell table:number-columns-repeated="16369"/>
          </table:table-row>
          <table:table-row table:style-name="ro1">
            <table:table-cell/>
            <table:table-cell table:style-name="ce55"/>
            <table:table-cell table:style-name="ce65" office:value-type="string" calcext:value-type="string">
              <text:p>FEA016 Set up the security modules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B</text:p>
            </table:table-cell>
            <table:table-cell table:style-name="ce76" office:value-type="float" office:value="12" calcext:value-type="float">
              <text:p>12</text:p>
            </table:table-cell>
            <table:table-cell table:style-name="ce76" office:value-type="float" office:value="2" calcext:value-type="float">
              <text:p>2</text:p>
            </table:table-cell>
            <table:table-cell table:number-columns-repeated="2" table:style-name="ce76" office:value-type="float" office:value="12" calcext:value-type="float">
              <text:p>12</text:p>
            </table:table-cell>
            <table:table-cell table:style-name="ce76" office:value-type="float" office:value="8" calcext:value-type="float">
              <text:p>8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table:formula="of:=SUM([.F16:.K16])" office:value-type="float" office:value="52" calcext:value-type="float">
              <text:p>52</text:p>
            </table:table-cell>
            <table:table-cell table:style-name="ce83" table:formula="of:=SUM([.$F$5]*[.F16];[.$G$5]*[.G16];[.$H$5]*[.H16];[.$I$5]*[.I16];[.$J$5]*[.J16];[.$K$5]*[.K16])" office:value-type="float" office:value="3180" calcext:value-type="float">
              <text:p>3 180,00 €</text:p>
            </table:table-cell>
            <table:table-cell table:style-name="ce83" table:formula="of:=[.M16]*1.15" office:value-type="float" office:value="3657" calcext:value-type="float">
              <text:p>3 657,00 €</text:p>
            </table:table-cell>
            <table:table-cell table:style-name="ce83" table:formula="of:=[.N16]*1.255" office:value-type="float" office:value="4589.535" calcext:value-type="float">
              <text:p>4 589,53 €</text:p>
            </table:table-cell>
            <table:table-cell table:number-columns-repeated="16369"/>
          </table:table-row>
          <table:table-row table:style-name="ro1">
            <table:table-cell/>
            <table:table-cell table:style-name="ce56"/>
            <table:table-cell table:style-name="ce66" office:value-type="string" calcext:value-type="string">
              <text:p>FEA020 Database security hardening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C</text:p>
            </table:table-cell>
            <table:table-cell table:style-name="ce76" office:value-type="float" office:value="16" calcext:value-type="float">
              <text:p>16</text:p>
            </table:table-cell>
            <table:table-cell table:style-name="ce76" office:value-type="float" office:value="3" calcext:value-type="float">
              <text:p>3</text:p>
            </table:table-cell>
            <table:table-cell table:style-name="ce76" office:value-type="float" office:value="12" calcext:value-type="float">
              <text:p>12</text:p>
            </table:table-cell>
            <table:table-cell table:style-name="ce76" office:value-type="float" office:value="16" calcext:value-type="float">
              <text:p>16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table:formula="of:=SUM([.F17:.K17])" office:value-type="float" office:value="55" calcext:value-type="float">
              <text:p>55</text:p>
            </table:table-cell>
            <table:table-cell table:style-name="ce83" table:formula="of:=SUM([.$F$5]*[.F17];[.$G$5]*[.G17];[.$H$5]*[.H17];[.$I$5]*[.I17];[.$J$5]*[.J17];[.$K$5]*[.K17])" office:value-type="float" office:value="3340" calcext:value-type="float">
              <text:p>3 340,00 €</text:p>
            </table:table-cell>
            <table:table-cell table:style-name="ce83" table:formula="of:=[.M17]*1.15" office:value-type="float" office:value="3841" calcext:value-type="float">
              <text:p>3 841,00 €</text:p>
            </table:table-cell>
            <table:table-cell table:style-name="ce83" table:formula="of:=[.N17]*1.255" office:value-type="float" office:value="4820.455" calcext:value-type="float">
              <text:p>4 820,45 €</text:p>
            </table:table-cell>
            <table:table-cell table:number-columns-repeated="16369"/>
          </table:table-row>
          <table:table-row table:style-name="ro1">
            <table:table-cell/>
            <table:table-cell table:style-name="ce52" office:value-type="string" calcext:value-type="string">
              <text:p>EPIC06: Test Automation</text:p>
            </table:table-cell>
            <table:table-cell table:style-name="ce62" office:value-type="string" calcext:value-type="string">
              <text:p>FEA022 Acceptance Test Automation</text:p>
            </table:table-cell>
            <table:table-cell table:style-name="ce80" office:value-type="string" calcext:value-type="string">
              <text:p>X</text:p>
            </table:table-cell>
            <table:table-cell table:style-name="ce75" office:value-type="string" calcext:value-type="string">
              <text:p>A</text:p>
            </table:table-cell>
            <table:table-cell table:style-name="ce75" office:value-type="float" office:value="10" calcext:value-type="float">
              <text:p>10</text:p>
            </table:table-cell>
            <table:table-cell table:style-name="ce75" office:value-type="float" office:value="3" calcext:value-type="float">
              <text:p>3</text:p>
            </table:table-cell>
            <table:table-cell table:style-name="ce75" office:value-type="float" office:value="8" calcext:value-type="float">
              <text:p>8</text:p>
            </table:table-cell>
            <table:table-cell table:style-name="ce75" office:value-type="float" office:value="18" calcext:value-type="float">
              <text:p>18</text:p>
            </table:table-cell>
            <table:table-cell table:style-name="ce75" office:value-type="float" office:value="2" calcext:value-type="float">
              <text:p>2</text:p>
            </table:table-cell>
            <table:table-cell table:style-name="ce75" office:value-type="float" office:value="1" calcext:value-type="float">
              <text:p>1</text:p>
            </table:table-cell>
            <table:table-cell table:style-name="ce75" table:formula="of:=SUM([.F18:.K18])" office:value-type="float" office:value="42" calcext:value-type="float">
              <text:p>42</text:p>
            </table:table-cell>
            <table:table-cell table:style-name="ce82" table:formula="of:=SUM([.$F$5]*[.F18];[.$G$5]*[.G18];[.$H$5]*[.H18];[.$I$5]*[.I18];[.$J$5]*[.J18];[.$K$5]*[.K18])" office:value-type="float" office:value="2630" calcext:value-type="float">
              <text:p>2 630,00 €</text:p>
            </table:table-cell>
            <table:table-cell table:style-name="ce82" table:formula="of:=[.M18]*1.15" office:value-type="float" office:value="3024.5" calcext:value-type="float">
              <text:p>3 024,50 €</text:p>
            </table:table-cell>
            <table:table-cell table:style-name="ce82" table:formula="of:=[.N18]*1.255" office:value-type="float" office:value="3795.7475" calcext:value-type="float">
              <text:p>3 795,75 €</text:p>
            </table:table-cell>
            <table:table-cell table:number-columns-repeated="16369"/>
          </table:table-row>
          <table:table-row table:style-name="ro1">
            <table:table-cell/>
            <table:table-cell table:style-name="ce53"/>
            <table:table-cell table:style-name="ce63" office:value-type="string" calcext:value-type="string">
              <text:p>FEA023 Integrate test automation into the CI/CD pipeline</text:p>
            </table:table-cell>
            <table:table-cell table:style-name="ce80" office:value-type="string" calcext:value-type="string">
              <text:p>X</text:p>
            </table:table-cell>
            <table:table-cell table:style-name="ce75" office:value-type="string" calcext:value-type="string">
              <text:p>A</text:p>
            </table:table-cell>
            <table:table-cell table:style-name="ce75" office:value-type="float" office:value="10" calcext:value-type="float">
              <text:p>10</text:p>
            </table:table-cell>
            <table:table-cell table:style-name="ce75" office:value-type="float" office:value="3" calcext:value-type="float">
              <text:p>3</text:p>
            </table:table-cell>
            <table:table-cell table:number-columns-repeated="2" table:style-name="ce75" office:value-type="float" office:value="10" calcext:value-type="float">
              <text:p>10</text:p>
            </table:table-cell>
            <table:table-cell table:number-columns-repeated="2" table:style-name="ce75" office:value-type="float" office:value="2" calcext:value-type="float">
              <text:p>2</text:p>
            </table:table-cell>
            <table:table-cell table:style-name="ce75" table:formula="of:=SUM([.F19:.K19])" office:value-type="float" office:value="37" calcext:value-type="float">
              <text:p>37</text:p>
            </table:table-cell>
            <table:table-cell table:style-name="ce82" table:formula="of:=SUM([.$F$5]*[.F19];[.$G$5]*[.G19];[.$H$5]*[.H19];[.$I$5]*[.I19];[.$J$5]*[.J19];[.$K$5]*[.K19])" office:value-type="float" office:value="2270" calcext:value-type="float">
              <text:p>2 270,00 €</text:p>
            </table:table-cell>
            <table:table-cell table:style-name="ce82" table:formula="of:=[.M19]*1.15" office:value-type="float" office:value="2610.5" calcext:value-type="float">
              <text:p>2 610,50 €</text:p>
            </table:table-cell>
            <table:table-cell table:style-name="ce82" table:formula="of:=[.N19]*1.255" office:value-type="float" office:value="3276.1775" calcext:value-type="float">
              <text:p>3 276,18 €</text:p>
            </table:table-cell>
            <table:table-cell table:number-columns-repeated="16369"/>
          </table:table-row>
          <table:table-row table:style-name="ro1">
            <table:table-cell/>
            <table:table-cell table:style-name="ce54" office:value-type="string" calcext:value-type="string">
              <text:p>EPIC07: Bug fixes</text:p>
            </table:table-cell>
            <table:table-cell table:style-name="ce64" office:value-type="string" calcext:value-type="string">
              <text:p>FEA028 Ensure efficient bug reporting and triage processes</text:p>
            </table:table-cell>
            <table:table-cell table:style-name="ce156" office:value-type="string" calcext:value-type="string">
              <text:p>X</text:p>
            </table:table-cell>
            <table:table-cell table:style-name="ce76" office:value-type="string" calcext:value-type="string">
              <text:p>A</text:p>
            </table:table-cell>
            <table:table-cell table:style-name="ce76" office:value-type="float" office:value="8" calcext:value-type="float">
              <text:p>8</text:p>
            </table:table-cell>
            <table:table-cell table:style-name="ce76" office:value-type="float" office:value="2" calcext:value-type="float">
              <text:p>2</text:p>
            </table:table-cell>
            <table:table-cell table:style-name="ce76" office:value-type="float" office:value="8" calcext:value-type="float">
              <text:p>8</text:p>
            </table:table-cell>
            <table:table-cell table:style-name="ce76" office:value-type="float" office:value="6" calcext:value-type="float">
              <text:p>6</text:p>
            </table:table-cell>
            <table:table-cell table:style-name="ce76" office:value-type="float" office:value="8" calcext:value-type="float">
              <text:p>8</text:p>
            </table:table-cell>
            <table:table-cell table:style-name="ce76" office:value-type="float" office:value="1" calcext:value-type="float">
              <text:p>1</text:p>
            </table:table-cell>
            <table:table-cell table:style-name="ce76" table:formula="of:=SUM([.F20:.K20])" office:value-type="float" office:value="33" calcext:value-type="float">
              <text:p>33</text:p>
            </table:table-cell>
            <table:table-cell table:style-name="ce83" table:formula="of:=SUM([.$F$5]*[.F20];[.$G$5]*[.G20];[.$H$5]*[.H20];[.$I$5]*[.I20];[.$J$5]*[.J20];[.$K$5]*[.K20])" office:value-type="float" office:value="2000" calcext:value-type="float">
              <text:p>2 000,00 €</text:p>
            </table:table-cell>
            <table:table-cell table:style-name="ce83" table:formula="of:=[.M20]*1.15" office:value-type="float" office:value="2300" calcext:value-type="float">
              <text:p>2 300,00 €</text:p>
            </table:table-cell>
            <table:table-cell table:style-name="ce83" table:formula="of:=[.N20]*1.255" office:value-type="float" office:value="2886.5" calcext:value-type="float">
              <text:p>2 886,50 €</text:p>
            </table:table-cell>
            <table:table-cell table:number-columns-repeated="16369"/>
          </table:table-row>
        </table:table-row-group>
        <table:table-row table:style-name="ro1">
          <table:table-cell/>
          <table:table-cell table:style-name="ce55"/>
          <table:table-cell table:style-name="ce65" office:value-type="string" calcext:value-type="string">
            <text:p>FEA029 Utilize error tracking tools to proactively identify and address issues</text:p>
          </table:table-cell>
          <table:table-cell table:style-name="ce156" office:value-type="string" calcext:value-type="string">
            <text:p>X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F21:.K21])" office:value-type="float" office:value="39" calcext:value-type="float">
            <text:p>39</text:p>
          </table:table-cell>
          <table:table-cell table:style-name="ce83" table:formula="of:=SUM([.$F$5]*[.F21];[.$G$5]*[.G21];[.$H$5]*[.H21];[.$I$5]*[.I21];[.$J$5]*[.J21];[.$K$5]*[.K21])" office:value-type="float" office:value="2360" calcext:value-type="float">
            <text:p>2 360,00 €</text:p>
          </table:table-cell>
          <table:table-cell table:style-name="ce83" table:formula="of:=[.M21]*1.15" office:value-type="float" office:value="2714" calcext:value-type="float">
            <text:p>2 714,00 €</text:p>
          </table:table-cell>
          <table:table-cell table:style-name="ce83" table:formula="of:=[.N21]*1.255" office:value-type="float" office:value="3406.07" calcext:value-type="float">
            <text:p>3 406,07 €</text:p>
          </table:table-cell>
          <table:table-cell table:number-columns-repeated="16369"/>
        </table:table-row>
        <table:table-row table:style-name="ro1">
          <table:table-cell/>
          <table:table-cell table:style-name="ce55"/>
          <table:table-cell table:style-name="ce65" office:value-type="string" calcext:value-type="string">
            <text:p>FEA030 Integrate with version control systems (e.g., Git)</text:p>
          </table:table-cell>
          <table:table-cell table:style-name="ce156" office:value-type="string" calcext:value-type="string">
            <text:p>X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F22:.K22])" office:value-type="float" office:value="21" calcext:value-type="float">
            <text:p>21</text:p>
          </table:table-cell>
          <table:table-cell table:style-name="ce83" table:formula="of:=SUM([.$F$5]*[.F22];[.$G$5]*[.G22];[.$H$5]*[.H22];[.$I$5]*[.I22];[.$J$5]*[.J22];[.$K$5]*[.K22])" office:value-type="float" office:value="1320" calcext:value-type="float">
            <text:p>1 320,00 €</text:p>
          </table:table-cell>
          <table:table-cell table:style-name="ce83" table:formula="of:=[.M22]*1.15" office:value-type="float" office:value="1518" calcext:value-type="float">
            <text:p>1 518,00 €</text:p>
          </table:table-cell>
          <table:table-cell table:style-name="ce83" table:formula="of:=[.N22]*1.255" office:value-type="float" office:value="1905.09" calcext:value-type="float">
            <text:p>1 905,09 €</text:p>
          </table:table-cell>
          <table:table-cell table:number-columns-repeated="16369"/>
        </table:table-row>
        <table:table-row table:style-name="ro1">
          <table:table-cell/>
          <table:table-cell table:style-name="ce56"/>
          <table:table-cell table:style-name="ce66" office:value-type="string" calcext:value-type="string">
            <text:p>FEA031 Assign bugs to developers and track progress towards resolution</text:p>
          </table:table-cell>
          <table:table-cell table:style-name="ce156" office:value-type="string" calcext:value-type="string">
            <text:p>X</text:p>
          </table:table-cell>
          <table:table-cell table:style-name="ce76" office:value-type="string" calcext:value-type="string">
            <text:p>A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F23:.K23])" office:value-type="float" office:value="25" calcext:value-type="float">
            <text:p>25</text:p>
          </table:table-cell>
          <table:table-cell table:style-name="ce83" table:formula="of:=SUM([.$F$5]*[.F23];[.$G$5]*[.G23];[.$H$5]*[.H23];[.$I$5]*[.I23];[.$J$5]*[.J23];[.$K$5]*[.K23])" office:value-type="float" office:value="1560" calcext:value-type="float">
            <text:p>1 560,00 €</text:p>
          </table:table-cell>
          <table:table-cell table:style-name="ce83" table:formula="of:=[.M23]*1.15" office:value-type="float" office:value="1794" calcext:value-type="float">
            <text:p>1 794,00 €</text:p>
          </table:table-cell>
          <table:table-cell table:style-name="ce83" table:formula="of:=[.N23]*1.255" office:value-type="float" office:value="2251.47" calcext:value-type="float">
            <text:p>2 251,47 €</text:p>
          </table:table-cell>
          <table:table-cell table:number-columns-repeated="16369"/>
        </table:table-row>
        <table:table-row table:style-name="ro1">
          <table:table-cell/>
          <table:table-cell table:style-name="ce52" office:value-type="string" calcext:value-type="string">
            <text:p>EPIC08: Registration and login</text:p>
          </table:table-cell>
          <table:table-cell table:style-name="ce62" office:value-type="string" calcext:value-type="string">
            <text:p>FEA035 Secure user login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formula="of:=SUM([.F24:.K24])" office:value-type="float" office:value="29" calcext:value-type="float">
            <text:p>29</text:p>
          </table:table-cell>
          <table:table-cell table:style-name="ce82" table:formula="of:=SUM([.$F$5]*[.F24];[.$G$5]*[.G24];[.$H$5]*[.H24];[.$I$5]*[.I24];[.$J$5]*[.J24];[.$K$5]*[.K24])" office:value-type="float" office:value="1880" calcext:value-type="float">
            <text:p>1 880,00 €</text:p>
          </table:table-cell>
          <table:table-cell table:style-name="ce82" table:formula="of:=[.M24]*1.15" office:value-type="float" office:value="2162" calcext:value-type="float">
            <text:p>2 162,00 €</text:p>
          </table:table-cell>
          <table:table-cell table:style-name="ce82" table:formula="of:=[.N24]*1.255" office:value-type="float" office:value="2713.31" calcext:value-type="float">
            <text:p>2 713,31 €</text:p>
          </table:table-cell>
          <table:table-cell table:number-columns-repeated="16369"/>
        </table:table-row>
        <table:table-row table:style-name="ro1">
          <table:table-cell/>
          <table:table-cell table:style-name="ce53"/>
          <table:table-cell table:style-name="ce63" office:value-type="string" calcext:value-type="string">
            <text:p>FEA036 Password recovery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formula="of:=SUM([.F25:.K25])" office:value-type="float" office:value="27" calcext:value-type="float">
            <text:p>27</text:p>
          </table:table-cell>
          <table:table-cell table:style-name="ce82" table:formula="of:=SUM([.$F$5]*[.F25];[.$G$5]*[.G25];[.$H$5]*[.H25];[.$I$5]*[.I25];[.$J$5]*[.J25];[.$K$5]*[.K25])" office:value-type="float" office:value="1740" calcext:value-type="float">
            <text:p>1 740,00 €</text:p>
          </table:table-cell>
          <table:table-cell table:style-name="ce82" table:formula="of:=[.M25]*1.15" office:value-type="float" office:value="2001" calcext:value-type="float">
            <text:p>2 001,00 €</text:p>
          </table:table-cell>
          <table:table-cell table:style-name="ce82" table:formula="of:=[.N25]*1.255" office:value-type="float" office:value="2511.255" calcext:value-type="float">
            <text:p>2 511,25 €</text:p>
          </table:table-cell>
          <table:table-cell table:number-columns-repeated="16369"/>
        </table:table-row>
        <table:table-row table:style-name="ro1">
          <table:table-cell/>
          <table:table-cell table:style-name="ce54" office:value-type="string" calcext:value-type="string">
            <text:p>Epic09: Service Backup</text:p>
          </table:table-cell>
          <table:table-cell table:style-name="ce64" office:value-type="string" calcext:value-type="string">
            <text:p>FEA039 Automated Database Backup. Implement automated scheduling for regular database backups</text:p>
          </table:table-cell>
          <table:table-cell table:style-name="ce156" office:value-type="string" calcext:value-type="string">
            <text:p>X</text:p>
          </table:table-cell>
          <table:table-cell table:style-name="ce76" office:value-type="string" calcext:value-type="string">
            <text:p>B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table:formula="of:=SUM([.F26:.K26])" office:value-type="float" office:value="39" calcext:value-type="float">
            <text:p>39</text:p>
          </table:table-cell>
          <table:table-cell table:style-name="ce83" table:formula="of:=SUM([.$F$5]*[.F26];[.$G$5]*[.G26];[.$H$5]*[.H26];[.$I$5]*[.I26];[.$J$5]*[.J26];[.$K$5]*[.K26])" office:value-type="float" office:value="2460" calcext:value-type="float">
            <text:p>2 460,00 €</text:p>
          </table:table-cell>
          <table:table-cell table:style-name="ce83" table:formula="of:=[.M26]*1.15" office:value-type="float" office:value="2829" calcext:value-type="float">
            <text:p>2 829,00 €</text:p>
          </table:table-cell>
          <table:table-cell table:style-name="ce83" table:formula="of:=[.N26]*1.255" office:value-type="float" office:value="3550.395" calcext:value-type="float">
            <text:p>3 550,39 €</text:p>
          </table:table-cell>
          <table:table-cell table:number-columns-repeated="16369"/>
        </table:table-row>
        <table:table-row table:style-name="ro1">
          <table:table-cell/>
          <table:table-cell table:style-name="ce56"/>
          <table:table-cell table:style-name="ce66" office:value-type="string" calcext:value-type="string">
            <text:p>FEA040 Implement automated backups of the entire PrestaShop installation, including files, images, and themes</text:p>
          </table:table-cell>
          <table:table-cell table:style-name="ce156" office:value-type="string" calcext:value-type="string">
            <text:p>X</text:p>
          </table:table-cell>
          <table:table-cell table:style-name="ce76" office:value-type="string" calcext:value-type="string">
            <text:p>B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6" table:formula="of:=SUM([.F27:.K27])" office:value-type="float" office:value="35" calcext:value-type="float">
            <text:p>35</text:p>
          </table:table-cell>
          <table:table-cell table:style-name="ce83" table:formula="of:=SUM([.$F$5]*[.F27];[.$G$5]*[.G27];[.$H$5]*[.H27];[.$I$5]*[.I27];[.$J$5]*[.J27];[.$K$5]*[.K27])" office:value-type="float" office:value="2280" calcext:value-type="float">
            <text:p>2 280,00 €</text:p>
          </table:table-cell>
          <table:table-cell table:style-name="ce83" table:formula="of:=[.M27]*1.15" office:value-type="float" office:value="2622" calcext:value-type="float">
            <text:p>2 622,00 €</text:p>
          </table:table-cell>
          <table:table-cell table:style-name="ce83" table:formula="of:=[.N27]*1.255" office:value-type="float" office:value="3290.61" calcext:value-type="float">
            <text:p>3 290,61 €</text:p>
          </table:table-cell>
          <table:table-cell table:number-columns-repeated="16369"/>
        </table:table-row>
        <table:table-row table:style-name="ro1">
          <table:table-cell/>
          <table:table-cell table:style-name="ce57" office:value-type="string" calcext:value-type="string">
            <text:p>EPIC10: Performance Tuning</text:p>
          </table:table-cell>
          <table:table-cell table:style-name="ce67" office:value-type="string" calcext:value-type="string">
            <text:p>FEA045 Page Caching: Implement efficient page caching mechanisms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4" calcext:value-type="float">
            <text:p>4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5" table:formula="of:=SUM([.F28:.K28])" office:value-type="float" office:value="29" calcext:value-type="float">
            <text:p>29</text:p>
          </table:table-cell>
          <table:table-cell table:style-name="ce82" table:formula="of:=SUM([.$F$5]*[.F28];[.$G$5]*[.G28];[.$H$5]*[.H28];[.$I$5]*[.I28];[.$J$5]*[.J28];[.$K$5]*[.K28])" office:value-type="float" office:value="1760" calcext:value-type="float">
            <text:p>1 760,00 €</text:p>
          </table:table-cell>
          <table:table-cell table:style-name="ce82" table:formula="of:=[.M28]*1.15" office:value-type="float" office:value="2024" calcext:value-type="float">
            <text:p>2 024,00 €</text:p>
          </table:table-cell>
          <table:table-cell table:style-name="ce82" table:formula="of:=[.N28]*1.255" office:value-type="float" office:value="2540.12" calcext:value-type="float">
            <text:p>2 540,12 €</text:p>
          </table:table-cell>
          <table:table-cell table:number-columns-repeated="16369"/>
        </table:table-row>
        <table:table-row table:style-name="ro1">
          <table:table-cell/>
          <table:table-cell table:style-name="ce58" office:value-type="string" calcext:value-type="string">
            <text:p>EPIC12: Customer Feedback</text:p>
          </table:table-cell>
          <table:table-cell table:style-name="ce68" office:value-type="string" calcext:value-type="string">
            <text:p>FEA052 General Feedback Forms</text:p>
          </table:table-cell>
          <table:table-cell table:style-name="ce156" office:value-type="string" calcext:value-type="string">
            <text:p>X</text:p>
          </table:table-cell>
          <table:table-cell table:style-name="ce76" office:value-type="string" calcext:value-type="string">
            <text:p>C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formula="of:=SUM([.F29:.K29])" office:value-type="float" office:value="15" calcext:value-type="float">
            <text:p>15</text:p>
          </table:table-cell>
          <table:table-cell table:style-name="ce83" table:formula="of:=SUM([.$F$5]*[.F29];[.$G$5]*[.G29];[.$H$5]*[.H29];[.$I$5]*[.I29];[.$J$5]*[.J29];[.$K$5]*[.K29])" office:value-type="float" office:value="965" calcext:value-type="float">
            <text:p>965,00 €</text:p>
          </table:table-cell>
          <table:table-cell table:style-name="ce83" table:formula="of:=[.M29]*1.15" office:value-type="float" office:value="1109.75" calcext:value-type="float">
            <text:p>1 109,75 €</text:p>
          </table:table-cell>
          <table:table-cell table:style-name="ce83" table:formula="of:=[.N29]*1.255" office:value-type="float" office:value="1392.73625" calcext:value-type="float">
            <text:p>1 392,74 €</text:p>
          </table:table-cell>
          <table:table-cell table:number-columns-repeated="16369"/>
        </table:table-row>
        <table:table-row table:style-name="ro1">
          <table:table-cell/>
          <table:table-cell table:style-name="ce52" office:value-type="string" calcext:value-type="string">
            <text:p>EPIC15:Documentation and training</text:p>
          </table:table-cell>
          <table:table-cell table:style-name="ce62" office:value-type="string" calcext:value-type="string">
            <text:p>FEA062 General documentation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A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1" calcext:value-type="float">
            <text:p>1</text:p>
          </table:table-cell>
          <table:table-cell table:style-name="ce75" table:formula="of:=SUM([.F30:.K30])" office:value-type="float" office:value="27" calcext:value-type="float">
            <text:p>27</text:p>
          </table:table-cell>
          <table:table-cell table:style-name="ce82" table:formula="of:=SUM([.$F$5]*[.F30];[.$G$5]*[.G30];[.$H$5]*[.H30];[.$I$5]*[.I30];[.$J$5]*[.J30];[.$K$5]*[.K30])" office:value-type="float" office:value="1635" calcext:value-type="float">
            <text:p>1 635,00 €</text:p>
          </table:table-cell>
          <table:table-cell table:style-name="ce82" table:formula="of:=[.M30]*1.15" office:value-type="float" office:value="1880.25" calcext:value-type="float">
            <text:p>1 880,25 €</text:p>
          </table:table-cell>
          <table:table-cell table:style-name="ce82" table:formula="of:=[.N30]*1.255" office:value-type="float" office:value="2359.71375" calcext:value-type="float">
            <text:p>2 359,71 €</text:p>
          </table:table-cell>
          <table:table-cell table:number-columns-repeated="16369"/>
        </table:table-row>
        <table:table-row table:style-name="ro1">
          <table:table-cell/>
          <table:table-cell table:style-name="ce59"/>
          <table:table-cell table:style-name="ce69" office:value-type="string" calcext:value-type="string">
            <text:p>FEA071 Implement and maintain data privacy policies and procedures in compliance with relevant regulations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A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formula="of:=SUM([.F31:.K31])" office:value-type="float" office:value="25" calcext:value-type="float">
            <text:p>25</text:p>
          </table:table-cell>
          <table:table-cell table:style-name="ce82" table:formula="of:=SUM([.$F$5]*[.F31];[.$G$5]*[.G31];[.$H$5]*[.H31];[.$I$5]*[.I31];[.$J$5]*[.J31];[.$K$5]*[.K31])" office:value-type="float" office:value="1570" calcext:value-type="float">
            <text:p>1 570,00 €</text:p>
          </table:table-cell>
          <table:table-cell table:style-name="ce82" table:formula="of:=[.M31]*1.15" office:value-type="float" office:value="1805.5" calcext:value-type="float">
            <text:p>1 805,50 €</text:p>
          </table:table-cell>
          <table:table-cell table:style-name="ce82" table:formula="of:=[.N31]*1.255" office:value-type="float" office:value="2265.9025" calcext:value-type="float">
            <text:p>2 265,90 €</text:p>
          </table:table-cell>
          <table:table-cell table:number-columns-repeated="16369"/>
        </table:table-row>
        <table:table-row table:style-name="ro1">
          <table:table-cell/>
          <table:table-cell table:style-name="ce59"/>
          <table:table-cell table:style-name="ce69" office:value-type="string" calcext:value-type="string">
            <text:p>FEA073 Clear crisis communication guidelines and practices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B</text:p>
          </table:table-cell>
          <table:table-cell table:number-columns-repeated="2"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formula="of:=SUM([.F32:.K32])" office:value-type="float" office:value="19" calcext:value-type="float">
            <text:p>19</text:p>
          </table:table-cell>
          <table:table-cell table:style-name="ce82" table:formula="of:=SUM([.$F$5]*[.F32];[.$G$5]*[.G32];[.$H$5]*[.H32];[.$I$5]*[.I32];[.$J$5]*[.J32];[.$K$5]*[.K32])" office:value-type="float" office:value="1150" calcext:value-type="float">
            <text:p>1 150,00 €</text:p>
          </table:table-cell>
          <table:table-cell table:style-name="ce82" table:formula="of:=[.M32]*1.15" office:value-type="float" office:value="1322.5" calcext:value-type="float">
            <text:p>1 322,50 €</text:p>
          </table:table-cell>
          <table:table-cell table:style-name="ce82" table:formula="of:=[.N32]*1.255" office:value-type="float" office:value="1659.7375" calcext:value-type="float">
            <text:p>1 659,74 €</text:p>
          </table:table-cell>
          <table:table-cell table:number-columns-repeated="16369"/>
        </table:table-row>
        <table:table-row table:style-name="ro1">
          <table:table-cell/>
          <table:table-cell table:style-name="ce53"/>
          <table:table-cell table:style-name="ce63" office:value-type="string" calcext:value-type="string">
            <text:p>FEA074 A Risk Management Checklist for Prestashop</text:p>
          </table:table-cell>
          <table:table-cell table:style-name="ce80" office:value-type="string" calcext:value-type="string">
            <text:p>X</text:p>
          </table:table-cell>
          <table:table-cell table:style-name="ce75" office:value-type="string" calcext:value-type="string">
            <text:p>B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1" calcext:value-type="float">
            <text:p>1</text:p>
          </table:table-cell>
          <table:table-cell table:style-name="ce75" table:formula="of:=SUM([.F33:.K33])" office:value-type="float" office:value="20" calcext:value-type="float">
            <text:p>20</text:p>
          </table:table-cell>
          <table:table-cell table:style-name="ce82" table:formula="of:=SUM([.$F$5]*[.F33];[.$G$5]*[.G33];[.$H$5]*[.H33];[.$I$5]*[.I33];[.$J$5]*[.J33];[.$K$5]*[.K33])" office:value-type="float" office:value="1190" calcext:value-type="float">
            <text:p>1 190,00 €</text:p>
          </table:table-cell>
          <table:table-cell table:style-name="ce82" table:formula="of:=[.M33]*1.15" office:value-type="float" office:value="1368.5" calcext:value-type="float">
            <text:p>1 368,50 €</text:p>
          </table:table-cell>
          <table:table-cell table:style-name="ce82" table:formula="of:=[.N33]*1.255" office:value-type="float" office:value="1717.4675" calcext:value-type="float">
            <text:p>1 717,47 €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77" office:value-type="string" calcext:value-type="string">
            <text:p>Total Price</text:p>
          </table:table-cell>
          <table:table-cell table:style-name="ce79" table:formula="of:=SUM([.F6:.F33])*[.F5]" office:value-type="float" office:value="8190" calcext:value-type="float">
            <text:p>8 190,00 €</text:p>
          </table:table-cell>
          <table:table-cell table:style-name="ce79" table:formula="of:=SUM([.G6:.G33])*[.G5]" office:value-type="float" office:value="4320" calcext:value-type="float">
            <text:p>4 320,00 €</text:p>
          </table:table-cell>
          <table:table-cell table:style-name="ce79" table:formula="of:=SUM([.H6:.H33])*[.H5]" office:value-type="float" office:value="18480" calcext:value-type="float">
            <text:p>18 480,00 €</text:p>
          </table:table-cell>
          <table:table-cell table:style-name="ce79" table:formula="of:=SUM([.I6:.I33])*[.I5]" office:value-type="float" office:value="13650" calcext:value-type="float">
            <text:p>13 650,00 €</text:p>
          </table:table-cell>
          <table:table-cell table:style-name="ce79" table:formula="of:=SUM([.J6:.J33])*[.J5]" office:value-type="float" office:value="7620" calcext:value-type="float">
            <text:p>7 620,00 €</text:p>
          </table:table-cell>
          <table:table-cell table:style-name="ce79" table:formula="of:=SUM([.K6:.K33])*[.K5]" office:value-type="float" office:value="6480" calcext:value-type="float">
            <text:p>6 480,00 €</text:p>
          </table:table-cell>
          <table:table-cell table:style-name="ce81" table:formula="of:=SUM([.L6:.L20])" office:value-type="float" office:value="598" calcext:value-type="float">
            <text:p>598</text:p>
          </table:table-cell>
          <table:table-cell table:style-name="ce84" table:formula="of:=SUM([.F34:.L34])" office:value-type="float" office:value="59338" calcext:value-type="float">
            <text:p>59 338,00 €</text:p>
          </table:table-cell>
          <table:table-cell table:style-name="ce85" table:formula="of:=([.M34]*1.15)" office:value-type="float" office:value="68238.7" calcext:value-type="float">
            <text:p>68 238,70 €</text:p>
          </table:table-cell>
          <table:table-cell table:style-name="ce86" table:formula="of:=([.N34]*1.25)" office:value-type="float" office:value="85298.375" calcext:value-type="float">
            <text:p>85 298,38 €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143" office:value-type="string" calcext:value-type="string" table:number-columns-spanned="1" table:number-rows-spanned="4">
            <text:p>*Priority levels explained:</text:p>
            <text:p>A = Must have</text:p>
            <text:p>B = Important</text:p>
            <text:p>C = Nice to have</text:p>
          </table:table-cell>
          <table:table-cell table:number-columns-repeated="16382"/>
        </table:table-row>
        <table:table-row table:style-name="ro1">
          <table:table-cell/>
          <table:covered-table-cell table:style-name="ce143"/>
          <table:table-cell table:number-columns-repeated="11"/>
          <table:table-cell table:style-name="Default" table:number-columns-repeated="2"/>
          <table:table-cell table:number-columns-repeated="16369"/>
        </table:table-row>
        <table:table-row table:style-name="ro1">
          <table:table-cell/>
          <table:covered-table-cell table:style-name="ce143"/>
          <table:table-cell table:number-columns-repeated="7"/>
          <table:table-cell table:style-name="Default" table:number-columns-repeated="2"/>
          <table:table-cell/>
          <table:table-cell table:style-name="Default" table:number-columns-repeated="3"/>
          <table:table-cell table:number-columns-repeated="16369"/>
        </table:table-row>
        <table:table-row table:style-name="ro1">
          <table:table-cell/>
          <table:covered-table-cell table:style-name="ce143"/>
          <table:table-cell/>
          <table:table-cell table:style-name="ce73"/>
          <table:table-cell table:number-columns-repeated="5"/>
          <table:table-cell table:style-name="Default" table:number-columns-repeated="2"/>
          <table:table-cell/>
          <table:table-cell table:style-name="Default" table:number-columns-repeated="3"/>
          <table:table-cell table:number-columns-repeated="16369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<text:s/>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 table:number-columns-repeated="16370"/>
        </table:table-row>
        <table:table-row table:style-name="ro1">
          <table:table-cell table:number-columns-repeated="2"/>
          <table:table-cell table:style-name="ce70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6373"/>
        </table:table-row>
        <table:table-row table:style-name="ro1" table:number-rows-repeated="8">
          <table:table-cell table:number-columns-repeated="2"/>
          <table:table-cell table:style-name="ce70"/>
          <table:table-cell table:style-name="Default" table:number-columns-repeated="2"/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3" table:number-rows-repeated="104852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">
      <number:number number:decimal-places="2" number:min-decimal-places="2" number:min-integer-digits="1" number:grouping="true"/>
      <number:text> €</number:text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/>
      <number:text>.</number:text>
      <number:month number:textual="true"/>
      <number:text>.</number:text>
      <number:year/>
    </number:date-style>
    <number:date-style style:name="N121">
      <number:day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.00.0000</text:date>, <text:time style:data-style-name="N2" text:time-value="10:10:23.8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ST_20_ESTIMATE" style:display-name="PageStyle_COST ESTIM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ATURE_20_PRICES" style:display-name="PageStyle_FEATURE PRI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0T10:10:00</meta:creation-date>
    <meta:initial-creator>narsuman</meta:initial-creator>
    <dc:language>fi-FI</dc:language>
    <dc:date>2025-06-16T12:00:06.311000000</dc:date>
    <meta:editing-cycles>27</meta:editing-cycles>
    <meta:editing-duration>PT3H41M12S</meta:editing-duration>
    <meta:generator>LibreOffice/7.6.3.2$Windows_X86_64 LibreOffice_project/29d686fea9f6705b262d369fede658f824154cc0</meta:generator>
    <meta:document-statistic meta:table-count="2" meta:cell-count="1225" meta:object-count="1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fi" fo:country="FI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>
        <chart:label-separator>
          <text:p><text:line-break/></text:p>
        </chart:label-separator>
      </style:chart-properties>
      <style:graphic-properties draw:stroke="none" draw:fill-color="#4472c4" fo:wrap-option="wrap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stroke="solid" svg:stroke-width="0.053cm" svg:stroke-color="#ffffff" draw:fill-color="#9dc3e6"/>
    </style:style>
    <style:style style:name="ch10" style:family="chart">
      <style:chart-properties chart:solid-type="cuboid"/>
      <style:graphic-properties draw:stroke="solid" svg:stroke-width="0.053cm" svg:stroke-color="#ffffff" draw:fill-color="#ed7d31"/>
    </style:style>
    <style:style style:name="ch11" style:family="chart">
      <style:chart-properties chart:solid-type="cuboid"/>
      <style:graphic-properties draw:stroke="solid" svg:stroke-width="0.053cm" svg:stroke-color="#ffffff" draw:fill-color="#a5a5a5"/>
    </style:style>
    <style:style style:name="ch12" style:family="chart">
      <style:chart-properties chart:solid-type="cuboid"/>
      <style:graphic-properties draw:stroke="solid" svg:stroke-width="0.053cm" svg:stroke-color="#ffffff" draw:fill-color="#ffc000"/>
    </style:style>
    <style:style style:name="ch13" style:family="chart">
      <style:chart-properties chart:solid-type="cuboid"/>
      <style:graphic-properties draw:stroke="solid" svg:stroke-width="0.053cm" svg:stroke-color="#ffffff" draw:fill-color="#5b9bd5"/>
    </style:style>
    <style:style style:name="ch14" style:family="chart">
      <style:chart-properties chart:solid-type="cuboid"/>
      <style:graphic-properties draw:stroke="solid" svg:stroke-width="0.053cm" svg:stroke-color="#ffffff" draw:fill-color="#70ad47"/>
    </style:style>
    <style:style style:name="ch15" style:family="chart">
      <style:chart-properties chart:solid-type="cuboid"/>
      <style:graphic-properties draw:stroke="solid" svg:stroke-width="0.053cm" svg:stroke-color="#ffffff" draw:fill-color="#000000"/>
      <style:text-properties fo:color="#ffffff"/>
    </style:style>
    <style:style style:name="ch16" style:family="chart">
      <style:chart-properties chart:solid-type="cuboid"/>
      <style:graphic-properties draw:stroke="solid" svg:stroke-width="0.053cm" svg:stroke-color="#ffffff" draw:fill-color="#f4b183"/>
    </style:style>
    <style:style style:name="ch17" style:family="chart">
      <style:chart-properties chart:solid-type="cuboid"/>
      <style:graphic-properties draw:stroke="solid" svg:stroke-width="0.053cm" svg:stroke-color="#ffffff" draw:fill-color="#ffe699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15.404cm" svg:height="12.643cm" xlink:href=".." xlink:type="simple" chart:class="chart:circle" chart:style-name="ch1">
        <chart:title svg:x="5.787cm" svg:y="0.388cm" chart:style-name="ch2">
          <text:p>Division of Labour</text:p>
        </chart:title>
        <chart:subtitle svg:x="0cm" svg:y="0cm" chart:style-name="ch3">
          <text:p/>
        </chart:subtitle>
        <chart:legend chart:legend-position="bottom" svg:x="3.524cm" svg:y="10.447cm" style:legend-expansion="wide" chart:style-name="ch4"/>
        <chart:plot-area chart:style-name="ch5" table:cell-range-address="'COST ESTIMATE'.T13:'COST ESTIMATE'.U21" chart:data-source-has-labels="column" svg:x="0.35cm" svg:y="1.537cm" svg:width="14.704cm" svg:height="8.376cm">
          <chart:coordinate-region svg:x="3.744cm" svg:y="1.998cm" svg:width="7.915cm" svg:height="7.915cm"/>
          <chart:axis chart:dimension="x" chart:name="primary-x" chart:style-name="ch6" chartooo:axis-type="text">
            <chart:categories table:cell-range-address="'COST ESTIMATE'.T13:'COST ESTIMATE'.T21"/>
          </chart:axis>
          <chart:axis chart:dimension="y" chart:name="primary-y" chart:style-name="ch7"/>
          <chart:series chart:style-name="ch8" chart:values-cell-range-address="'COST ESTIMATE'.U13:'COST ESTIMATE'.U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Project management</text:p>
                <draw:g>
                  <svg:desc>'COST ESTIMATE'.T13:'COST ESTIMATE'.T21</svg:desc>
                </draw:g>
              </table:table-cell>
              <table:table-cell office:value-type="float" office:value="145">
                <text:p>145</text:p>
                <draw:g>
                  <svg:desc>'COST ESTIMATE'.U13:'COST ESTIMATE'.U21</svg:desc>
                </draw:g>
              </table:table-cell>
            </table:table-row>
            <table:table-row>
              <table:table-cell office:value-type="string">
                <text:p>Server maintanance/administratio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Familiarizatio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Planning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Implementation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Meetings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